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15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741cm"/>
    </style:style>
    <style:style style:name="co13" style:family="table-column">
      <style:table-column-properties fo:break-before="auto" style:column-width="2.768cm"/>
    </style:style>
    <style:style style:name="co14" style:family="table-column">
      <style:table-column-properties fo:break-before="auto" style:column-width="3.971cm"/>
    </style:style>
    <style:style style:name="co15" style:family="table-column">
      <style:table-column-properties fo:break-before="auto" style:column-width="2.304cm"/>
    </style:style>
    <style:style style:name="co16" style:family="table-column">
      <style:table-column-properties fo:break-before="auto" style:column-width="3.507cm"/>
    </style:style>
    <style:style style:name="co17" style:family="table-column">
      <style:table-column-properties fo:break-before="auto" style:column-width="2.468cm"/>
    </style:style>
    <style:style style:name="co18" style:family="table-column">
      <style:table-column-properties fo:break-before="auto" style:column-width="2.439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7"/>
    <style:style style:name="ce4" style:family="table-cell" style:parent-style-name="Default" style:data-style-name="N108"/>
    <style:style style:name="gr1" style:family="graphic">
      <style:graphic-properties draw:ole-draw-aspect="1"/>
    </style:style>
    <style:style style:name="T1" style:family="text">
      <style:text-properties fo:language="en" fo:country="GB"/>
    </style:style>
  </office:automatic-styles>
  <office:body>
    <office:spreadsheet>
      <table:table table:name="Hos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office:value-type="string">
            <text:p>Host</text:p>
          </table:table-cell>
          <table:table-cell table:style-name="ce2" office:value-type="string">
            <text:p>Athlon</text:p>
          </table:table-cell>
          <table:table-cell table:style-name="ce2" office:value-type="string">
            <text:p>Opteron</text:p>
          </table:table-cell>
          <table:table-cell table:style-name="ce2" office:value-type="string">
            <text:p>Intel</text:p>
          </table:table-cell>
          <table:table-cell table:style-name="ce2" table:number-columns-repeated="252"/>
        </table:table-row>
        <table:table-row table:style-name="ro1">
          <table:table-cell office:value-type="string">
            <text:p>Model</text:p>
          </table:table-cell>
          <table:table-cell office:value-type="string">
            <text:p>64 X2 Dual Core 4800+</text:p>
          </table:table-cell>
          <table:table-cell office:value-type="string">
            <text:p>Quad-Core Opteron 2354</text:p>
          </table:table-cell>
          <table:table-cell office:value-type="string">
            <text:p>Core 2 T7200</text:p>
          </table:table-cell>
          <table:table-cell table:number-columns-repeated="252"/>
        </table:table-row>
        <table:table-row table:style-name="ro1">
          <table:table-cell office:value-type="string">
            <text:p>CPU GHz*</text:p>
          </table:table-cell>
          <table:table-cell office:value-type="float" office:value="2.4">
            <text:p>2.4</text:p>
          </table:table-cell>
          <table:table-cell office:value-type="float" office:value="2.1">
            <text:p>2.1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Core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office:value-type="string">
            <text:p>Die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office:value-type="string">
            <text:p>OS Arch</text:p>
          </table:table-cell>
          <table:table-cell office:value-type="string">
            <text:p>i686</text:p>
          </table:table-cell>
          <table:table-cell office:value-type="string">
            <text:p>x86_64</text:p>
          </table:table-cell>
          <table:table-cell office:value-type="string">
            <text:p>i686</text:p>
          </table:table-cell>
          <table:table-cell table:number-columns-repeated="252"/>
        </table:table-row>
        <table:table-row table:style-name="ro1">
          <table:table-cell office:value-type="string">
            <text:p>Kernel</text:p>
          </table:table-cell>
          <table:table-cell office:value-type="string">
            <text:p>2.6.22-15-generic</text:p>
          </table:table-cell>
          <table:table-cell office:value-type="string">
            <text:p>2.6.27-7-server</text:p>
          </table:table-cell>
          <table:table-cell office:value-type="string">
            <text:p>2.6.28-11-generic</text:p>
          </table:table-cell>
          <table:table-cell table:number-columns-repeated="252"/>
        </table:table-row>
        <table:table-row table:style-name="ro1">
          <table:table-cell office:value-type="string">
            <text:p>Compiler</text:p>
          </table:table-cell>
          <table:table-cell office:value-type="string">
            <text:p>gcc 4.1.3</text:p>
          </table:table-cell>
          <table:table-cell office:value-type="string">
            <text:p>gcc 4.3.2</text:p>
          </table:table-cell>
          <table:table-cell office:value-type="string">
            <text:p>gcc 4.3.3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" office:value-type="string">
            <text:p>*As advertised</text:p>
          </table:table-cell>
          <table:table-cell table:number-columns-repeated="255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og2_threads" table:style-name="ta1" table:print="false">
        <office:forms form:automatic-focus="false" form:apply-design-mode="false"/>
        <table:table-column table:style-name="co5" table:number-columns-repeated="9" table:default-cell-style-name="Default"/>
        <table:table-row table:style-name="ro1">
          <table:table-cell office:value-type="string">
            <text:p>Num Threads</text:p>
          </table:table-cell>
          <table:table-cell office:value-type="string">
            <text:p>AthO3 Time</text:p>
          </table:table-cell>
          <table:table-cell office:value-type="string">
            <text:p>AthO3 CS</text:p>
          </table:table-cell>
          <table:table-cell office:value-type="string">
            <text:p>Ath Time</text:p>
          </table:table-cell>
          <table:table-cell office:value-type="string">
            <text:p>Ath CS</text:p>
          </table:table-cell>
          <table:table-cell office:value-type="string">
            <text:p><text:span text:style-name="T1">OptO3</text:span> Time</text:p>
          </table:table-cell>
          <table:table-cell office:value-type="string">
            <text:p>OptO3 CS</text:p>
          </table:table-cell>
          <table:table-cell office:value-type="string">
            <text:p><text:span text:style-name="T1">Opt</text:span> Time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62.81206">
            <text:p>62.81</text:p>
          </table:table-cell>
          <table:table-cell office:value-type="float" office:value="70.0462">
            <text:p>70.05</text:p>
          </table:table-cell>
          <table:table-cell office:value-type="float" office:value="95.51204">
            <text:p>95.51</text:p>
          </table:table-cell>
          <table:table-cell office:value-type="float" office:value="46.7909">
            <text:p>46.79</text:p>
          </table:table-cell>
          <table:table-cell office:value-type="float" office:value="105.74972">
            <text:p>105.75</text:p>
          </table:table-cell>
          <table:table-cell office:value-type="float" office:value="54.8196">
            <text:p>54.82</text:p>
          </table:table-cell>
          <table:table-cell office:value-type="float" office:value="121.29078">
            <text:p>121.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37.21105">
            <text:p>37.21</text:p>
          </table:table-cell>
          <table:table-cell office:value-type="float" office:value="35.8279">
            <text:p>35.83</text:p>
          </table:table-cell>
          <table:table-cell office:value-type="float" office:value="46.41416">
            <text:p>46.41</text:p>
          </table:table-cell>
          <table:table-cell office:value-type="float" office:value="21.2356">
            <text:p>21.24</text:p>
          </table:table-cell>
          <table:table-cell office:value-type="float" office:value="55.69176">
            <text:p>55.69</text:p>
          </table:table-cell>
          <table:table-cell office:value-type="float" office:value="24.589">
            <text:p>24.59</text:p>
          </table:table-cell>
          <table:table-cell office:value-type="float" office:value="64.34661">
            <text:p>64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7.16514">
            <text:p>17.17</text:p>
          </table:table-cell>
          <table:table-cell office:value-type="float" office:value="22.1313">
            <text:p>22.13</text:p>
          </table:table-cell>
          <table:table-cell office:value-type="float" office:value="27.83297">
            <text:p>27.83</text:p>
          </table:table-cell>
          <table:table-cell office:value-type="float" office:value="10.1322">
            <text:p>10.13</text:p>
          </table:table-cell>
          <table:table-cell office:value-type="float" office:value="30.76087">
            <text:p>30.76</text:p>
          </table:table-cell>
          <table:table-cell office:value-type="float" office:value="12.1203">
            <text:p>12.12</text:p>
          </table:table-cell>
          <table:table-cell office:value-type="float" office:value="35.65667">
            <text:p>35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9.47979">
            <text:p>9.48</text:p>
          </table:table-cell>
          <table:table-cell office:value-type="float" office:value="15.061">
            <text:p>15.06</text:p>
          </table:table-cell>
          <table:table-cell office:value-type="float" office:value="8.15216">
            <text:p>8.15</text:p>
          </table:table-cell>
          <table:table-cell office:value-type="float" office:value="5.19453">
            <text:p>5.19</text:p>
          </table:table-cell>
          <table:table-cell office:value-type="float" office:value="16.94128">
            <text:p>16.94</text:p>
          </table:table-cell>
          <table:table-cell office:value-type="float" office:value="6.10677">
            <text:p>6.11</text:p>
          </table:table-cell>
          <table:table-cell office:value-type="float" office:value="20.34536">
            <text:p>20.3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6.32388">
            <text:p>6.32</text:p>
          </table:table-cell>
          <table:table-cell office:value-type="float" office:value="14.1504">
            <text:p>14.15</text:p>
          </table:table-cell>
          <table:table-cell office:value-type="float" office:value="6.63698">
            <text:p>6.64</text:p>
          </table:table-cell>
          <table:table-cell office:value-type="float" office:value="2.65843">
            <text:p>2.66</text:p>
          </table:table-cell>
          <table:table-cell office:value-type="float" office:value="11.13362">
            <text:p>11.13</text:p>
          </table:table-cell>
          <table:table-cell office:value-type="float" office:value="3.51443">
            <text:p>3.51</text:p>
          </table:table-cell>
          <table:table-cell office:value-type="float" office:value="13.47045">
            <text:p>13.4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6.43022">
            <text:p>6.43</text:p>
          </table:table-cell>
          <table:table-cell office:value-type="float" office:value="13.6636">
            <text:p>13.66</text:p>
          </table:table-cell>
          <table:table-cell office:value-type="float" office:value="6.71172">
            <text:p>6.71</text:p>
          </table:table-cell>
          <table:table-cell office:value-type="float" office:value="2.25063">
            <text:p>2.25</text:p>
          </table:table-cell>
          <table:table-cell office:value-type="float" office:value="9.19925">
            <text:p>9.2</text:p>
          </table:table-cell>
          <table:table-cell office:value-type="float" office:value="2.9883">
            <text:p>2.99</text:p>
          </table:table-cell>
          <table:table-cell office:value-type="float" office:value="10.658">
            <text:p>10.6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6.72049">
            <text:p>6.72</text:p>
          </table:table-cell>
          <table:table-cell office:value-type="float" office:value="13.2966">
            <text:p>13.3</text:p>
          </table:table-cell>
          <table:table-cell office:value-type="float" office:value="7.00275">
            <text:p>7</text:p>
          </table:table-cell>
          <table:table-cell office:value-type="float" office:value="1.91536">
            <text:p>1.92</text:p>
          </table:table-cell>
          <table:table-cell office:value-type="float" office:value="8.89038">
            <text:p>8.89</text:p>
          </table:table-cell>
          <table:table-cell office:value-type="float" office:value="2.73409">
            <text:p>2.73</text:p>
          </table:table-cell>
          <table:table-cell office:value-type="float" office:value="9.15626">
            <text:p>9.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7.59837">
            <text:p>7.6</text:p>
          </table:table-cell>
          <table:table-cell office:value-type="float" office:value="13.1983">
            <text:p>13.2</text:p>
          </table:table-cell>
          <table:table-cell office:value-type="float" office:value="8.07288">
            <text:p>8.07</text:p>
          </table:table-cell>
          <table:table-cell office:value-type="float" office:value="1.91277">
            <text:p>1.91</text:p>
          </table:table-cell>
          <table:table-cell office:value-type="float" office:value="10.01222">
            <text:p>10.01</text:p>
          </table:table-cell>
          <table:table-cell office:value-type="float" office:value="2.79842">
            <text:p>2.8</text:p>
          </table:table-cell>
          <table:table-cell office:value-type="float" office:value="10.02811">
            <text:p>10.0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4"/>
          <table:table-cell office:value-type="float" office:value="1.94274">
            <text:p>1.94</text:p>
          </table:table-cell>
          <table:table-cell office:value-type="float" office:value="13.63098">
            <text:p>13.63</text:p>
          </table:table-cell>
          <table:table-cell office:value-type="float" office:value="2.73663">
            <text:p>2.74</text:p>
          </table:table-cell>
          <table:table-cell office:value-type="float" office:value="13.30926">
            <text:p>13.3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4"/>
          <table:table-cell office:value-type="float" office:value="2.07595">
            <text:p>2.08</text:p>
          </table:table-cell>
          <table:table-cell office:value-type="float" office:value="23.7752">
            <text:p>23.78</text:p>
          </table:table-cell>
          <table:table-cell office:value-type="float" office:value="2.86805">
            <text:p>2.87</text:p>
          </table:table-cell>
          <table:table-cell office:value-type="float" office:value="23.34618">
            <text:p>23.35</text:p>
          </table:table-cell>
        </table:table-row>
      </table:table>
      <table:table table:name="single_thread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Run Number</text:p>
          </table:table-cell>
          <table:table-cell office:value-type="string">
            <text:p>AthO3 Duration</text:p>
          </table:table-cell>
          <table:table-cell office:value-type="string">
            <text:p>AthO3 CS</text:p>
          </table:table-cell>
          <table:table-cell office:value-type="string">
            <text:p>Ath Duration</text:p>
          </table:table-cell>
          <table:table-cell office:value-type="string">
            <text:p>Ath CS</text:p>
          </table:table-cell>
          <table:table-cell office:value-type="string">
            <text:p>OptO3 Duration</text:p>
          </table:table-cell>
          <table:table-cell office:value-type="string">
            <text:p>OptO3 CS</text:p>
          </table:table-cell>
          <table:table-cell office:value-type="string">
            <text:p>Opt Duration</text:p>
          </table:table-cell>
          <table:table-cell office:value-type="string">
            <text:p>Opt C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02164">
            <text:p>8.02</text:p>
          </table:table-cell>
          <table:table-cell office:value-type="float" office:value="705">
            <text:p>705</text:p>
          </table:table-cell>
          <table:table-cell office:value-type="float" office:value="22.4219">
            <text:p>22.42</text:p>
          </table:table-cell>
          <table:table-cell office:value-type="float" office:value="1011">
            <text:p>1011</text:p>
          </table:table-cell>
          <table:table-cell office:value-type="float" office:value="13.215">
            <text:p>13.22</text:p>
          </table:table-cell>
          <table:table-cell office:value-type="float" office:value="850">
            <text:p>850</text:p>
          </table:table-cell>
          <table:table-cell office:value-type="float" office:value="19.759">
            <text:p>19.76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1373">
            <text:p>7.91</text:p>
          </table:table-cell>
          <table:table-cell office:value-type="float" office:value="686">
            <text:p>686</text:p>
          </table:table-cell>
          <table:table-cell office:value-type="float" office:value="22.3526">
            <text:p>22.35</text:p>
          </table:table-cell>
          <table:table-cell office:value-type="float" office:value="965">
            <text:p>965</text:p>
          </table:table-cell>
          <table:table-cell office:value-type="float" office:value="13.2553">
            <text:p>13.26</text:p>
          </table:table-cell>
          <table:table-cell office:value-type="float" office:value="808">
            <text:p>808</text:p>
          </table:table-cell>
          <table:table-cell office:value-type="float" office:value="19.7769">
            <text:p>19.78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497">
            <text:p>8.25</text:p>
          </table:table-cell>
          <table:table-cell office:value-type="float" office:value="648">
            <text:p>648</text:p>
          </table:table-cell>
          <table:table-cell office:value-type="float" office:value="22.4055">
            <text:p>22.41</text:p>
          </table:table-cell>
          <table:table-cell office:value-type="float" office:value="974">
            <text:p>974</text:p>
          </table:table-cell>
          <table:table-cell office:value-type="float" office:value="13.2547">
            <text:p>13.25</text:p>
          </table:table-cell>
          <table:table-cell office:value-type="float" office:value="799">
            <text:p>799</text:p>
          </table:table-cell>
          <table:table-cell office:value-type="float" office:value="20.0446">
            <text:p>20.04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235">
            <text:p>7.82</text:p>
          </table:table-cell>
          <table:table-cell office:value-type="float" office:value="682">
            <text:p>682</text:p>
          </table:table-cell>
          <table:table-cell office:value-type="float" office:value="22.2048">
            <text:p>22.2</text:p>
          </table:table-cell>
          <table:table-cell office:value-type="float" office:value="934">
            <text:p>934</text:p>
          </table:table-cell>
          <table:table-cell office:value-type="float" office:value="13.2562">
            <text:p>13.26</text:p>
          </table:table-cell>
          <table:table-cell office:value-type="float" office:value="818">
            <text:p>818</text:p>
          </table:table-cell>
          <table:table-cell office:value-type="float" office:value="20.1843">
            <text:p>20.18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2053">
            <text:p>8.82</text:p>
          </table:table-cell>
          <table:table-cell office:value-type="float" office:value="712">
            <text:p>712</text:p>
          </table:table-cell>
          <table:table-cell office:value-type="float" office:value="22.1987">
            <text:p>22.2</text:p>
          </table:table-cell>
          <table:table-cell office:value-type="float" office:value="882">
            <text:p>882</text:p>
          </table:table-cell>
          <table:table-cell office:value-type="float" office:value="13.2497">
            <text:p>13.25</text:p>
          </table:table-cell>
          <table:table-cell office:value-type="float" office:value="809">
            <text:p>809</text:p>
          </table:table-cell>
          <table:table-cell office:value-type="float" office:value="19.6807">
            <text:p>19.68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98296">
            <text:p>7.98</text:p>
          </table:table-cell>
          <table:table-cell office:value-type="float" office:value="639">
            <text:p>639</text:p>
          </table:table-cell>
          <table:table-cell office:value-type="float" office:value="22.4225">
            <text:p>22.42</text:p>
          </table:table-cell>
          <table:table-cell office:value-type="float" office:value="898">
            <text:p>898</text:p>
          </table:table-cell>
          <table:table-cell office:value-type="float" office:value="13.2291">
            <text:p>13.23</text:p>
          </table:table-cell>
          <table:table-cell office:value-type="float" office:value="769">
            <text:p>769</text:p>
          </table:table-cell>
          <table:table-cell office:value-type="float" office:value="19.8287">
            <text:p>19.8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259">
            <text:p>8.93</text:p>
          </table:table-cell>
          <table:table-cell office:value-type="float" office:value="704">
            <text:p>704</text:p>
          </table:table-cell>
          <table:table-cell office:value-type="float" office:value="22.3381">
            <text:p>22.34</text:p>
          </table:table-cell>
          <table:table-cell office:value-type="float" office:value="906">
            <text:p>906</text:p>
          </table:table-cell>
          <table:table-cell office:value-type="float" office:value="13.2273">
            <text:p>13.23</text:p>
          </table:table-cell>
          <table:table-cell office:value-type="float" office:value="779">
            <text:p>779</text:p>
          </table:table-cell>
          <table:table-cell office:value-type="float" office:value="19.847">
            <text:p>19.85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0286">
            <text:p>8.2</text:p>
          </table:table-cell>
          <table:table-cell office:value-type="float" office:value="679">
            <text:p>679</text:p>
          </table:table-cell>
          <table:table-cell office:value-type="float" office:value="22.4308">
            <text:p>22.43</text:p>
          </table:table-cell>
          <table:table-cell office:value-type="float" office:value="940">
            <text:p>940</text:p>
          </table:table-cell>
          <table:table-cell office:value-type="float" office:value="13.2449">
            <text:p>13.24</text:p>
          </table:table-cell>
          <table:table-cell office:value-type="float" office:value="1281">
            <text:p>1281</text:p>
          </table:table-cell>
          <table:table-cell office:value-type="float" office:value="20.0794">
            <text:p>20.08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90337">
            <text:p>7.9</text:p>
          </table:table-cell>
          <table:table-cell office:value-type="float" office:value="677">
            <text:p>677</text:p>
          </table:table-cell>
          <table:table-cell office:value-type="float" office:value="22.4361">
            <text:p>22.44</text:p>
          </table:table-cell>
          <table:table-cell office:value-type="float" office:value="910">
            <text:p>910</text:p>
          </table:table-cell>
          <table:table-cell office:value-type="float" office:value="13.2241">
            <text:p>13.22</text:p>
          </table:table-cell>
          <table:table-cell office:value-type="float" office:value="805">
            <text:p>805</text:p>
          </table:table-cell>
          <table:table-cell office:value-type="float" office:value="19.7776">
            <text:p>19.78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24935">
            <text:p>8.25</text:p>
          </table:table-cell>
          <table:table-cell office:value-type="float" office:value="663">
            <text:p>663</text:p>
          </table:table-cell>
          <table:table-cell office:value-type="float" office:value="21.9371">
            <text:p>21.94</text:p>
          </table:table-cell>
          <table:table-cell office:value-type="float" office:value="914">
            <text:p>914</text:p>
          </table:table-cell>
          <table:table-cell office:value-type="float" office:value="13.2463">
            <text:p>13.25</text:p>
          </table:table-cell>
          <table:table-cell office:value-type="float" office:value="764">
            <text:p>764</text:p>
          </table:table-cell>
          <table:table-cell office:value-type="float" office:value="20.1362">
            <text:p>20.14</text:p>
          </table:table-cell>
          <table:table-cell office:value-type="float" office:value="948">
            <text:p>948</text:p>
          </table:table-cell>
        </table:table-row>
      </table:table>
      <table:table table:name="Stats summary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3"/>
        <table:table-column table:style-name="co10" table:default-cell-style-name="ce3"/>
        <table:table-row table:style-name="ro1">
          <table:table-cell office:value-type="string">
            <text:p>Test</text:p>
          </table:table-cell>
          <table:table-cell table:style-name="Default" office:value-type="string">
            <text:p>Mean</text:p>
          </table:table-cell>
          <table:table-cell table:style-name="Default" office:value-type="string">
            <text:p>Variance</text:p>
          </table:table-cell>
          <table:table-cell table:style-name="Default" office:value-type="string">
            <text:p>Standard Deviation</text:p>
          </table:table-cell>
        </table:table-row>
        <table:table-row table:style-name="ro1">
          <table:table-cell office:value-type="string">
            <text:p>Athlon</text:p>
          </table:table-cell>
          <table:table-cell table:formula="of:=[Stats.H13]" office:value-type="float" office:value="22.31481">
            <text:p>22.3148</text:p>
          </table:table-cell>
          <table:table-cell table:formula="of:=[Stats.K12]" office:value-type="float" office:value="0.229674109">
            <text:p>0.2297</text:p>
          </table:table-cell>
          <table:table-cell table:formula="of:=[Stats.K13]" office:value-type="float" office:value="0.47924326703669">
            <text:p>0.4792</text:p>
          </table:table-cell>
        </table:table-row>
        <table:table-row table:style-name="ro1">
          <table:table-cell office:value-type="string">
            <text:p>AthlonO3</text:p>
          </table:table-cell>
          <table:table-cell table:formula="of:=[Stats.B13]" office:value-type="float" office:value="8.209354">
            <text:p>8.2094</text:p>
          </table:table-cell>
          <table:table-cell table:formula="of:=[Stats.E12]" office:value-type="float" office:value="1.30663778084">
            <text:p>1.3066</text:p>
          </table:table-cell>
          <table:table-cell table:formula="of:=[Stats.E13]" office:value-type="float" office:value="1.14308257831182">
            <text:p>1.1431</text:p>
          </table:table-cell>
        </table:table-row>
        <table:table-row table:style-name="ro1">
          <table:table-cell office:value-type="string">
            <text:p>Opteron</text:p>
          </table:table-cell>
          <table:table-cell table:formula="of:=[Stats.T13]" office:value-type="float" office:value="19.91144">
            <text:p>19.9114</text:p>
          </table:table-cell>
          <table:table-cell table:formula="of:=[Stats.W12]" office:value-type="float" office:value="0.294403263999998">
            <text:p>0.2944</text:p>
          </table:table-cell>
          <table:table-cell table:formula="of:=[Stats.W13]" office:value-type="float" office:value="0.542589406457588">
            <text:p>0.5426</text:p>
          </table:table-cell>
        </table:table-row>
        <table:table-row table:style-name="ro1">
          <table:table-cell office:value-type="string">
            <text:p>OpteronO3</text:p>
          </table:table-cell>
          <table:table-cell table:formula="of:=[Stats.N13]" office:value-type="float" office:value="13.24026">
            <text:p>13.2403</text:p>
          </table:table-cell>
          <table:table-cell table:formula="of:=[Stats.Q12]" office:value-type="float" office:value="0.00202764399999999">
            <text:p>0.0020</text:p>
          </table:table-cell>
          <table:table-cell table:formula="of:=[Stats.Q13]" office:value-type="float" office:value="0.045029368194546">
            <text:p>0.0450</text:p>
          </table:table-cell>
        </table:table-row>
      </table:table>
      <table:table table:name="Stats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6" table:default-cell-style-name="Default"/>
        <table:table-column table:style-name="co11" table:number-columns-repeated="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 office:value-type="string">
            <text:p>Run Number</text:p>
          </table:table-cell>
          <table:table-cell office:value-type="string">
            <text:p>AthO3 Duration</text:p>
          </table:table-cell>
          <table:table-cell office:value-type="string">
            <text:p>Mean</text:p>
          </table:table-cell>
          <table:table-cell table:number-columns-repeated="3"/>
          <table:table-cell office:value-type="string">
            <text:p>Run Number</text:p>
          </table:table-cell>
          <table:table-cell office:value-type="string">
            <text:p>Ath Duration</text:p>
          </table:table-cell>
          <table:table-cell office:value-type="string">
            <text:p>Mean</text:p>
          </table:table-cell>
          <table:table-cell table:number-columns-repeated="3"/>
          <table:table-cell office:value-type="string">
            <text:p>Run Number</text:p>
          </table:table-cell>
          <table:table-cell office:value-type="string">
            <text:p>OptO3 Duration</text:p>
          </table:table-cell>
          <table:table-cell office:value-type="string">
            <text:p>Mean</text:p>
          </table:table-cell>
          <table:table-cell/>
          <table:table-cell table:style-name="Default"/>
          <table:table-cell/>
          <table:table-cell office:value-type="string">
            <text:p>Run Number</text:p>
          </table:table-cell>
          <table:table-cell office:value-type="string">
            <text:p>Opt Duration</text:p>
          </table:table-cell>
          <table:table-cell office:value-type="string">
            <text:p>Mean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02164">
            <text:p>8.02</text:p>
          </table:table-cell>
          <table:table-cell office:value-type="float" office:value="8.209354">
            <text:p>8.21</text:p>
          </table:table-cell>
          <table:table-cell table:formula="of:=[.B2]-[.C2]" office:value-type="float" office:value="-0.187714">
            <text:p>-0.19</text:p>
          </table:table-cell>
          <table:table-cell table:formula="of:=[.D2]*[.D2]" office:value-type="float" office:value="0.0352365457959999">
            <text:p>0.04</text:p>
          </table:table-cell>
          <table:table-cell/>
          <table:table-cell office:value-type="float" office:value="1">
            <text:p>1</text:p>
          </table:table-cell>
          <table:table-cell office:value-type="float" office:value="22.4219">
            <text:p>22.42</text:p>
          </table:table-cell>
          <table:table-cell office:value-type="float" office:value="22.31481">
            <text:p>22.31</text:p>
          </table:table-cell>
          <table:table-cell table:formula="of:=[.H2]-[.I2]" office:value-type="float" office:value="0.107089999999999">
            <text:p>0.11</text:p>
          </table:table-cell>
          <table:table-cell table:formula="of:=[.J2]*[.J2]" office:value-type="float" office:value="0.0114682680999999">
            <text:p>0.01</text:p>
          </table:table-cell>
          <table:table-cell/>
          <table:table-cell office:value-type="float" office:value="1">
            <text:p>1</text:p>
          </table:table-cell>
          <table:table-cell office:value-type="float" office:value="13.215">
            <text:p>13.22</text:p>
          </table:table-cell>
          <table:table-cell office:value-type="float" office:value="13.24026">
            <text:p>13.24</text:p>
          </table:table-cell>
          <table:table-cell table:formula="of:=[.N2]-[.O2]" office:value-type="float" office:value="-0.0252599999999994">
            <text:p>-0.03</text:p>
          </table:table-cell>
          <table:table-cell table:formula="of:=[.P2]*[.P2]" office:value-type="float" office:value="0.000638067599999969">
            <text:p>0.00063807</text:p>
          </table:table-cell>
          <table:table-cell/>
          <table:table-cell office:value-type="float" office:value="1">
            <text:p>1</text:p>
          </table:table-cell>
          <table:table-cell office:value-type="float" office:value="19.759">
            <text:p>19.76</text:p>
          </table:table-cell>
          <table:table-cell office:value-type="float" office:value="19.91144">
            <text:p>19.91</text:p>
          </table:table-cell>
          <table:table-cell table:formula="of:=[.T2]-[.U2]" office:value-type="float" office:value="-0.152439999999999">
            <text:p>-0.15</text:p>
          </table:table-cell>
          <table:table-cell table:formula="of:=[.V2]*[.V2]" office:value-type="float" office:value="0.0232379535999996">
            <text:p>0.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91373">
            <text:p>7.91</text:p>
          </table:table-cell>
          <table:table-cell office:value-type="float" office:value="8.209354">
            <text:p>8.21</text:p>
          </table:table-cell>
          <table:table-cell table:formula="of:=[.B3]-[.C3]" office:value-type="float" office:value="-0.295623999999999">
            <text:p>-0.3</text:p>
          </table:table-cell>
          <table:table-cell table:formula="of:=[.D3]*[.D3]" office:value-type="float" office:value="0.0873935493759995">
            <text:p>0.09</text:p>
          </table:table-cell>
          <table:table-cell/>
          <table:table-cell office:value-type="float" office:value="2">
            <text:p>2</text:p>
          </table:table-cell>
          <table:table-cell office:value-type="float" office:value="22.3526">
            <text:p>22.35</text:p>
          </table:table-cell>
          <table:table-cell office:value-type="float" office:value="22.31481">
            <text:p>22.31</text:p>
          </table:table-cell>
          <table:table-cell table:formula="of:=[.H3]-[.I3]" office:value-type="float" office:value="0.0377899999999975">
            <text:p>0.04</text:p>
          </table:table-cell>
          <table:table-cell table:formula="of:=[.J3]*[.J3]" office:value-type="float" office:value="0.00142808409999981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13.2553">
            <text:p>13.26</text:p>
          </table:table-cell>
          <table:table-cell office:value-type="float" office:value="13.24026">
            <text:p>13.24</text:p>
          </table:table-cell>
          <table:table-cell table:formula="of:=[.N3]-[.O3]" office:value-type="float" office:value="0.0150400000000008">
            <text:p>0.02</text:p>
          </table:table-cell>
          <table:table-cell table:formula="of:=[.P3]*[.P3]" office:value-type="float" office:value="0.000226201600000025">
            <text:p>0.00022620</text:p>
          </table:table-cell>
          <table:table-cell/>
          <table:table-cell office:value-type="float" office:value="2">
            <text:p>2</text:p>
          </table:table-cell>
          <table:table-cell office:value-type="float" office:value="19.7769">
            <text:p>19.78</text:p>
          </table:table-cell>
          <table:table-cell office:value-type="float" office:value="19.91144">
            <text:p>19.91</text:p>
          </table:table-cell>
          <table:table-cell table:formula="of:=[.T3]-[.U3]" office:value-type="float" office:value="-0.134539999999998">
            <text:p>-0.13</text:p>
          </table:table-cell>
          <table:table-cell table:formula="of:=[.V3]*[.V3]" office:value-type="float" office:value="0.0181010115999994">
            <text:p>0.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2497">
            <text:p>8.25</text:p>
          </table:table-cell>
          <table:table-cell office:value-type="float" office:value="8.209354">
            <text:p>8.21</text:p>
          </table:table-cell>
          <table:table-cell table:formula="of:=[.B4]-[.C4]" office:value-type="float" office:value="0.0403460000000013">
            <text:p>0.04</text:p>
          </table:table-cell>
          <table:table-cell table:formula="of:=[.D4]*[.D4]" office:value-type="float" office:value="0.00162779971600011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2.4055">
            <text:p>22.41</text:p>
          </table:table-cell>
          <table:table-cell office:value-type="float" office:value="22.31481">
            <text:p>22.31</text:p>
          </table:table-cell>
          <table:table-cell table:formula="of:=[.H4]-[.I4]" office:value-type="float" office:value="0.0906899999999986">
            <text:p>0.09</text:p>
          </table:table-cell>
          <table:table-cell table:formula="of:=[.J4]*[.J4]" office:value-type="float" office:value="0.00822467609999975">
            <text:p>0.01</text:p>
          </table:table-cell>
          <table:table-cell/>
          <table:table-cell office:value-type="float" office:value="3">
            <text:p>3</text:p>
          </table:table-cell>
          <table:table-cell office:value-type="float" office:value="13.2547">
            <text:p>13.25</text:p>
          </table:table-cell>
          <table:table-cell office:value-type="float" office:value="13.24026">
            <text:p>13.24</text:p>
          </table:table-cell>
          <table:table-cell table:formula="of:=[.N4]-[.O4]" office:value-type="float" office:value="0.0144400000000005">
            <text:p>0.01</text:p>
          </table:table-cell>
          <table:table-cell table:formula="of:=[.P4]*[.P4]" office:value-type="float" office:value="0.000208513600000013">
            <text:p>0.00020851</text:p>
          </table:table-cell>
          <table:table-cell/>
          <table:table-cell office:value-type="float" office:value="3">
            <text:p>3</text:p>
          </table:table-cell>
          <table:table-cell office:value-type="float" office:value="20.0446">
            <text:p>20.04</text:p>
          </table:table-cell>
          <table:table-cell office:value-type="float" office:value="19.91144">
            <text:p>19.91</text:p>
          </table:table-cell>
          <table:table-cell table:formula="of:=[.T4]-[.U4]" office:value-type="float" office:value="0.13316">
            <text:p>0.13</text:p>
          </table:table-cell>
          <table:table-cell table:formula="of:=[.V4]*[.V4]" office:value-type="float" office:value="0.0177315856">
            <text:p>0.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235">
            <text:p>7.82</text:p>
          </table:table-cell>
          <table:table-cell office:value-type="float" office:value="8.209354">
            <text:p>8.21</text:p>
          </table:table-cell>
          <table:table-cell table:formula="of:=[.B5]-[.C5]" office:value-type="float" office:value="-0.385853999999999">
            <text:p>-0.39</text:p>
          </table:table-cell>
          <table:table-cell table:formula="of:=[.D5]*[.D5]" office:value-type="float" office:value="0.148883309315999">
            <text:p>0.15</text:p>
          </table:table-cell>
          <table:table-cell/>
          <table:table-cell office:value-type="float" office:value="4">
            <text:p>4</text:p>
          </table:table-cell>
          <table:table-cell office:value-type="float" office:value="22.2048">
            <text:p>22.2</text:p>
          </table:table-cell>
          <table:table-cell office:value-type="float" office:value="22.31481">
            <text:p>22.31</text:p>
          </table:table-cell>
          <table:table-cell table:formula="of:=[.H5]-[.I5]" office:value-type="float" office:value="-0.110010000000003">
            <text:p>-0.11</text:p>
          </table:table-cell>
          <table:table-cell table:formula="of:=[.J5]*[.J5]" office:value-type="float" office:value="0.0121022001000006">
            <text:p>0.01</text:p>
          </table:table-cell>
          <table:table-cell/>
          <table:table-cell office:value-type="float" office:value="4">
            <text:p>4</text:p>
          </table:table-cell>
          <table:table-cell office:value-type="float" office:value="13.2562">
            <text:p>13.26</text:p>
          </table:table-cell>
          <table:table-cell office:value-type="float" office:value="13.24026">
            <text:p>13.24</text:p>
          </table:table-cell>
          <table:table-cell table:formula="of:=[.N5]-[.O5]" office:value-type="float" office:value="0.0159400000000005">
            <text:p>0.02</text:p>
          </table:table-cell>
          <table:table-cell table:formula="of:=[.P5]*[.P5]" office:value-type="float" office:value="0.000254083600000016">
            <text:p>0.00025408</text:p>
          </table:table-cell>
          <table:table-cell/>
          <table:table-cell office:value-type="float" office:value="4">
            <text:p>4</text:p>
          </table:table-cell>
          <table:table-cell office:value-type="float" office:value="20.1843">
            <text:p>20.18</text:p>
          </table:table-cell>
          <table:table-cell office:value-type="float" office:value="19.91144">
            <text:p>19.91</text:p>
          </table:table-cell>
          <table:table-cell table:formula="of:=[.T5]-[.U5]" office:value-type="float" office:value="0.272860000000001">
            <text:p>0.27</text:p>
          </table:table-cell>
          <table:table-cell table:formula="of:=[.V5]*[.V5]" office:value-type="float" office:value="0.0744525796000008">
            <text:p>0.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2053">
            <text:p>8.82</text:p>
          </table:table-cell>
          <table:table-cell office:value-type="float" office:value="8.209354">
            <text:p>8.21</text:p>
          </table:table-cell>
          <table:table-cell table:formula="of:=[.B6]-[.C6]" office:value-type="float" office:value="0.611176">
            <text:p>0.61</text:p>
          </table:table-cell>
          <table:table-cell table:formula="of:=[.D6]*[.D6]" office:value-type="float" office:value="0.373536102976">
            <text:p>0.37</text:p>
          </table:table-cell>
          <table:table-cell/>
          <table:table-cell office:value-type="float" office:value="5">
            <text:p>5</text:p>
          </table:table-cell>
          <table:table-cell office:value-type="float" office:value="22.1987">
            <text:p>22.2</text:p>
          </table:table-cell>
          <table:table-cell office:value-type="float" office:value="22.31481">
            <text:p>22.31</text:p>
          </table:table-cell>
          <table:table-cell table:formula="of:=[.H6]-[.I6]" office:value-type="float" office:value="-0.116110000000003">
            <text:p>-0.12</text:p>
          </table:table-cell>
          <table:table-cell table:formula="of:=[.J6]*[.J6]" office:value-type="float" office:value="0.0134815321000006">
            <text:p>0.01</text:p>
          </table:table-cell>
          <table:table-cell/>
          <table:table-cell office:value-type="float" office:value="5">
            <text:p>5</text:p>
          </table:table-cell>
          <table:table-cell office:value-type="float" office:value="13.2497">
            <text:p>13.25</text:p>
          </table:table-cell>
          <table:table-cell office:value-type="float" office:value="13.24026">
            <text:p>13.24</text:p>
          </table:table-cell>
          <table:table-cell table:formula="of:=[.N6]-[.O6]" office:value-type="float" office:value="0.00944000000000145">
            <text:p>0.01</text:p>
          </table:table-cell>
          <table:table-cell table:formula="of:=[.P6]*[.P6]" office:value-type="float" office:value="0.0000891136000000273">
            <text:p>0.00008911</text:p>
          </table:table-cell>
          <table:table-cell/>
          <table:table-cell office:value-type="float" office:value="5">
            <text:p>5</text:p>
          </table:table-cell>
          <table:table-cell office:value-type="float" office:value="19.6807">
            <text:p>19.68</text:p>
          </table:table-cell>
          <table:table-cell office:value-type="float" office:value="19.91144">
            <text:p>19.91</text:p>
          </table:table-cell>
          <table:table-cell table:formula="of:=[.T6]-[.U6]" office:value-type="float" office:value="-0.230739999999997">
            <text:p>-0.23</text:p>
          </table:table-cell>
          <table:table-cell table:formula="of:=[.V6]*[.V6]" office:value-type="float" office:value="0.0532409475999987">
            <text:p>0.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98296">
            <text:p>7.98</text:p>
          </table:table-cell>
          <table:table-cell office:value-type="float" office:value="8.209354">
            <text:p>8.21</text:p>
          </table:table-cell>
          <table:table-cell table:formula="of:=[.B7]-[.C7]" office:value-type="float" office:value="-0.226393999999999">
            <text:p>-0.23</text:p>
          </table:table-cell>
          <table:table-cell table:formula="of:=[.D7]*[.D7]" office:value-type="float" office:value="0.0512542432359996">
            <text:p>0.05</text:p>
          </table:table-cell>
          <table:table-cell/>
          <table:table-cell office:value-type="float" office:value="6">
            <text:p>6</text:p>
          </table:table-cell>
          <table:table-cell office:value-type="float" office:value="22.4225">
            <text:p>22.42</text:p>
          </table:table-cell>
          <table:table-cell office:value-type="float" office:value="22.31481">
            <text:p>22.31</text:p>
          </table:table-cell>
          <table:table-cell table:formula="of:=[.H7]-[.I7]" office:value-type="float" office:value="0.107689999999998">
            <text:p>0.11</text:p>
          </table:table-cell>
          <table:table-cell table:formula="of:=[.J7]*[.J7]" office:value-type="float" office:value="0.0115971360999996">
            <text:p>0.01</text:p>
          </table:table-cell>
          <table:table-cell/>
          <table:table-cell office:value-type="float" office:value="6">
            <text:p>6</text:p>
          </table:table-cell>
          <table:table-cell office:value-type="float" office:value="13.2291">
            <text:p>13.23</text:p>
          </table:table-cell>
          <table:table-cell office:value-type="float" office:value="13.24026">
            <text:p>13.24</text:p>
          </table:table-cell>
          <table:table-cell table:formula="of:=[.N7]-[.O7]" office:value-type="float" office:value="-0.0111599999999985">
            <text:p>-0.01</text:p>
          </table:table-cell>
          <table:table-cell table:formula="of:=[.P7]*[.P7]" office:value-type="float" office:value="0.000124545599999967">
            <text:p>0.00012455</text:p>
          </table:table-cell>
          <table:table-cell/>
          <table:table-cell office:value-type="float" office:value="6">
            <text:p>6</text:p>
          </table:table-cell>
          <table:table-cell office:value-type="float" office:value="19.8287">
            <text:p>19.83</text:p>
          </table:table-cell>
          <table:table-cell office:value-type="float" office:value="19.91144">
            <text:p>19.91</text:p>
          </table:table-cell>
          <table:table-cell table:formula="of:=[.T7]-[.U7]" office:value-type="float" office:value="-0.0827399999999976">
            <text:p>-0.08</text:p>
          </table:table-cell>
          <table:table-cell table:formula="of:=[.V7]*[.V7]" office:value-type="float" office:value="0.0068459075999996">
            <text:p>0.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9259">
            <text:p>8.93</text:p>
          </table:table-cell>
          <table:table-cell office:value-type="float" office:value="8.209354">
            <text:p>8.21</text:p>
          </table:table-cell>
          <table:table-cell table:formula="of:=[.B8]-[.C8]" office:value-type="float" office:value="0.716546000000001">
            <text:p>0.72</text:p>
          </table:table-cell>
          <table:table-cell table:formula="of:=[.D8]*[.D8]" office:value-type="float" office:value="0.513438170116001">
            <text:p>0.51</text:p>
          </table:table-cell>
          <table:table-cell/>
          <table:table-cell office:value-type="float" office:value="7">
            <text:p>7</text:p>
          </table:table-cell>
          <table:table-cell office:value-type="float" office:value="22.3381">
            <text:p>22.34</text:p>
          </table:table-cell>
          <table:table-cell office:value-type="float" office:value="22.31481">
            <text:p>22.31</text:p>
          </table:table-cell>
          <table:table-cell table:formula="of:=[.H8]-[.I8]" office:value-type="float" office:value="0.0232899999999994">
            <text:p>0.02</text:p>
          </table:table-cell>
          <table:table-cell table:formula="of:=[.J8]*[.J8]" office:value-type="float" office:value="0.000542424099999971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3.2273">
            <text:p>13.23</text:p>
          </table:table-cell>
          <table:table-cell office:value-type="float" office:value="13.24026">
            <text:p>13.24</text:p>
          </table:table-cell>
          <table:table-cell table:formula="of:=[.N8]-[.O8]" office:value-type="float" office:value="-0.0129599999999996">
            <text:p>-0.01</text:p>
          </table:table-cell>
          <table:table-cell table:formula="of:=[.P8]*[.P8]" office:value-type="float" office:value="0.000167961599999991">
            <text:p>0.00016796</text:p>
          </table:table-cell>
          <table:table-cell/>
          <table:table-cell office:value-type="float" office:value="7">
            <text:p>7</text:p>
          </table:table-cell>
          <table:table-cell office:value-type="float" office:value="19.847">
            <text:p>19.85</text:p>
          </table:table-cell>
          <table:table-cell office:value-type="float" office:value="19.91144">
            <text:p>19.91</text:p>
          </table:table-cell>
          <table:table-cell table:formula="of:=[.T8]-[.U8]" office:value-type="float" office:value="-0.0644399999999976">
            <text:p>-0.06</text:p>
          </table:table-cell>
          <table:table-cell table:formula="of:=[.V8]*[.V8]" office:value-type="float" office:value="0.00415251359999969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20286">
            <text:p>8.2</text:p>
          </table:table-cell>
          <table:table-cell office:value-type="float" office:value="8.209354">
            <text:p>8.21</text:p>
          </table:table-cell>
          <table:table-cell table:formula="of:=[.B9]-[.C9]" office:value-type="float" office:value="-0.006494">
            <text:p>-0.01</text:p>
          </table:table-cell>
          <table:table-cell table:formula="of:=[.D9]*[.D9]" office:value-type="float" office:value="0.000042172036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22.4308">
            <text:p>22.43</text:p>
          </table:table-cell>
          <table:table-cell office:value-type="float" office:value="22.31481">
            <text:p>22.31</text:p>
          </table:table-cell>
          <table:table-cell table:formula="of:=[.H9]-[.I9]" office:value-type="float" office:value="0.11599">
            <text:p>0.12</text:p>
          </table:table-cell>
          <table:table-cell table:formula="of:=[.J9]*[.J9]" office:value-type="float" office:value="0.0134536801">
            <text:p>0.01</text:p>
          </table:table-cell>
          <table:table-cell/>
          <table:table-cell office:value-type="float" office:value="8">
            <text:p>8</text:p>
          </table:table-cell>
          <table:table-cell office:value-type="float" office:value="13.2449">
            <text:p>13.24</text:p>
          </table:table-cell>
          <table:table-cell office:value-type="float" office:value="13.24026">
            <text:p>13.24</text:p>
          </table:table-cell>
          <table:table-cell table:formula="of:=[.N9]-[.O9]" office:value-type="float" office:value="0.0046400000000002">
            <text:p>0</text:p>
          </table:table-cell>
          <table:table-cell table:formula="of:=[.P9]*[.P9]" office:value-type="float" office:value="0.0000215296000000018">
            <text:p>0.00002153</text:p>
          </table:table-cell>
          <table:table-cell/>
          <table:table-cell office:value-type="float" office:value="8">
            <text:p>8</text:p>
          </table:table-cell>
          <table:table-cell office:value-type="float" office:value="20.0794">
            <text:p>20.08</text:p>
          </table:table-cell>
          <table:table-cell office:value-type="float" office:value="19.91144">
            <text:p>19.91</text:p>
          </table:table-cell>
          <table:table-cell table:formula="of:=[.T9]-[.U9]" office:value-type="float" office:value="0.167960000000001">
            <text:p>0.17</text:p>
          </table:table-cell>
          <table:table-cell table:formula="of:=[.V9]*[.V9]" office:value-type="float" office:value="0.0282105616000003">
            <text:p>0.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90337">
            <text:p>7.9</text:p>
          </table:table-cell>
          <table:table-cell office:value-type="float" office:value="8.209354">
            <text:p>8.21</text:p>
          </table:table-cell>
          <table:table-cell table:formula="of:=[.B10]-[.C10]" office:value-type="float" office:value="-0.305984">
            <text:p>-0.31</text:p>
          </table:table-cell>
          <table:table-cell table:formula="of:=[.D10]*[.D10]" office:value-type="float" office:value="0.0936262082559997">
            <text:p>0.09</text:p>
          </table:table-cell>
          <table:table-cell/>
          <table:table-cell office:value-type="float" office:value="9">
            <text:p>9</text:p>
          </table:table-cell>
          <table:table-cell office:value-type="float" office:value="22.4361">
            <text:p>22.44</text:p>
          </table:table-cell>
          <table:table-cell office:value-type="float" office:value="22.31481">
            <text:p>22.31</text:p>
          </table:table-cell>
          <table:table-cell table:formula="of:=[.H10]-[.I10]" office:value-type="float" office:value="0.121289999999998">
            <text:p>0.12</text:p>
          </table:table-cell>
          <table:table-cell table:formula="of:=[.J10]*[.J10]" office:value-type="float" office:value="0.0147112640999996">
            <text:p>0.01</text:p>
          </table:table-cell>
          <table:table-cell/>
          <table:table-cell office:value-type="float" office:value="9">
            <text:p>9</text:p>
          </table:table-cell>
          <table:table-cell office:value-type="float" office:value="13.2241">
            <text:p>13.22</text:p>
          </table:table-cell>
          <table:table-cell office:value-type="float" office:value="13.24026">
            <text:p>13.24</text:p>
          </table:table-cell>
          <table:table-cell table:formula="of:=[.N10]-[.O10]" office:value-type="float" office:value="-0.0161599999999993">
            <text:p>-0.02</text:p>
          </table:table-cell>
          <table:table-cell table:formula="of:=[.P10]*[.P10]" office:value-type="float" office:value="0.000261145599999977">
            <text:p>0.00026115</text:p>
          </table:table-cell>
          <table:table-cell/>
          <table:table-cell office:value-type="float" office:value="9">
            <text:p>9</text:p>
          </table:table-cell>
          <table:table-cell office:value-type="float" office:value="19.7776">
            <text:p>19.78</text:p>
          </table:table-cell>
          <table:table-cell office:value-type="float" office:value="19.91144">
            <text:p>19.91</text:p>
          </table:table-cell>
          <table:table-cell table:formula="of:=[.T10]-[.U10]" office:value-type="float" office:value="-0.133839999999999">
            <text:p>-0.13</text:p>
          </table:table-cell>
          <table:table-cell table:formula="of:=[.V10]*[.V10]" office:value-type="float" office:value="0.0179131455999998">
            <text:p>0.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24935">
            <text:p>8.25</text:p>
          </table:table-cell>
          <table:table-cell office:value-type="float" office:value="8.209354">
            <text:p>8.21</text:p>
          </table:table-cell>
          <table:table-cell table:formula="of:=[.B11]-[.C11]" office:value-type="float" office:value="0.0399960000000004">
            <text:p>0.04</text:p>
          </table:table-cell>
          <table:table-cell table:formula="of:=[.D11]*[.D11]" office:value-type="float" office:value="0.00159968001600003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21.9371">
            <text:p>21.94</text:p>
          </table:table-cell>
          <table:table-cell office:value-type="float" office:value="22.31481">
            <text:p>22.31</text:p>
          </table:table-cell>
          <table:table-cell table:formula="of:=[.H11]-[.I11]" office:value-type="float" office:value="-0.37771">
            <text:p>-0.38</text:p>
          </table:table-cell>
          <table:table-cell table:formula="of:=[.J11]*[.J11]" office:value-type="float" office:value="0.1426648441">
            <text:p>0.14</text:p>
          </table:table-cell>
          <table:table-cell/>
          <table:table-cell office:value-type="float" office:value="10">
            <text:p>10</text:p>
          </table:table-cell>
          <table:table-cell office:value-type="float" office:value="13.2463">
            <text:p>13.25</text:p>
          </table:table-cell>
          <table:table-cell office:value-type="float" office:value="13.24026">
            <text:p>13.24</text:p>
          </table:table-cell>
          <table:table-cell table:formula="of:=[.N11]-[.O11]" office:value-type="float" office:value="0.00604000000000049">
            <text:p>0.01</text:p>
          </table:table-cell>
          <table:table-cell table:formula="of:=[.P11]*[.P11]" office:value-type="float" office:value="0.0000364816000000059">
            <text:p>0.00003648</text:p>
          </table:table-cell>
          <table:table-cell/>
          <table:table-cell office:value-type="float" office:value="10">
            <text:p>10</text:p>
          </table:table-cell>
          <table:table-cell office:value-type="float" office:value="20.1362">
            <text:p>20.14</text:p>
          </table:table-cell>
          <table:table-cell office:value-type="float" office:value="19.91144">
            <text:p>19.91</text:p>
          </table:table-cell>
          <table:table-cell table:formula="of:=[.T11]-[.U11]" office:value-type="float" office:value="0.22476">
            <text:p>0.22</text:p>
          </table:table-cell>
          <table:table-cell table:formula="of:=[.V11]*[.V11]" office:value-type="float" office:value="0.0505170575999999">
            <text:p>0.05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11])" office:value-type="float" office:value="82.09354">
            <text:p>82.09</text:p>
          </table:table-cell>
          <table:table-cell/>
          <table:table-cell office:value-type="string">
            <text:p>Variance</text:p>
          </table:table-cell>
          <table:table-cell table:formula="of:=SUM([.E2:.E11])" office:value-type="float" office:value="1.30663778084">
            <text:p>1.31</text:p>
          </table:table-cell>
          <table:table-cell/>
          <table:table-cell office:value-type="string">
            <text:p>Sum</text:p>
          </table:table-cell>
          <table:table-cell table:formula="of:=SUM([.H2:.H11])" office:value-type="float" office:value="223.1481">
            <text:p>223.15</text:p>
          </table:table-cell>
          <table:table-cell/>
          <table:table-cell office:value-type="string">
            <text:p>Variance</text:p>
          </table:table-cell>
          <table:table-cell table:formula="of:=SUM([.K2:.K11])" office:value-type="float" office:value="0.229674109">
            <text:p>0.23</text:p>
          </table:table-cell>
          <table:table-cell/>
          <table:table-cell office:value-type="string">
            <text:p>Sum</text:p>
          </table:table-cell>
          <table:table-cell table:formula="of:=SUM([.N2:.N11])" office:value-type="float" office:value="132.4026">
            <text:p>132.4</text:p>
          </table:table-cell>
          <table:table-cell office:value-type="float" office:value="13.24026">
            <text:p>13.24</text:p>
          </table:table-cell>
          <table:table-cell office:value-type="string">
            <text:p>Variance</text:p>
          </table:table-cell>
          <table:table-cell table:formula="of:=SUM([.Q2:.Q11])" office:value-type="float" office:value="0.00202764399999999">
            <text:p>0.00202764</text:p>
          </table:table-cell>
          <table:table-cell/>
          <table:table-cell office:value-type="string">
            <text:p>Sum</text:p>
          </table:table-cell>
          <table:table-cell table:formula="of:=SUM([.T2:.T11])" office:value-type="float" office:value="199.1144">
            <text:p>199.11</text:p>
          </table:table-cell>
          <table:table-cell/>
          <table:table-cell office:value-type="string">
            <text:p>Variance</text:p>
          </table:table-cell>
          <table:table-cell table:formula="of:=SUM([.W2:.W11])" office:value-type="float" office:value="0.294403263999998">
            <text:p>0.29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[.B12]/10" office:value-type="float" office:value="8.209354">
            <text:p>8.21</text:p>
          </table:table-cell>
          <table:table-cell/>
          <table:table-cell office:value-type="string">
            <text:p>Std dev</text:p>
          </table:table-cell>
          <table:table-cell table:formula="of:=SQRT([.E12])" office:value-type="float" office:value="1.14308257831182">
            <text:p>1.14</text:p>
          </table:table-cell>
          <table:table-cell/>
          <table:table-cell office:value-type="string">
            <text:p>Mean</text:p>
          </table:table-cell>
          <table:table-cell table:formula="of:=[.H12]/10" office:value-type="float" office:value="22.31481">
            <text:p>22.31</text:p>
          </table:table-cell>
          <table:table-cell/>
          <table:table-cell office:value-type="string">
            <text:p>Std dev</text:p>
          </table:table-cell>
          <table:table-cell table:formula="of:=SQRT([.K12])" office:value-type="float" office:value="0.47924326703669">
            <text:p>0.48</text:p>
          </table:table-cell>
          <table:table-cell/>
          <table:table-cell office:value-type="string">
            <text:p>Mean</text:p>
          </table:table-cell>
          <table:table-cell table:formula="of:=[.N12]/10" office:value-type="float" office:value="13.24026">
            <text:p>13.24</text:p>
          </table:table-cell>
          <table:table-cell office:value-type="float" office:value="13.24026">
            <text:p>13.24</text:p>
          </table:table-cell>
          <table:table-cell office:value-type="string">
            <text:p>Std dev</text:p>
          </table:table-cell>
          <table:table-cell table:style-name="Default" table:formula="of:=SQRT([.Q12])" office:value-type="float" office:value="0.045029368194546">
            <text:p>0.05</text:p>
          </table:table-cell>
          <table:table-cell/>
          <table:table-cell office:value-type="string">
            <text:p>Mean</text:p>
          </table:table-cell>
          <table:table-cell table:formula="of:=[.T12]/10" office:value-type="float" office:value="19.91144">
            <text:p>19.91</text:p>
          </table:table-cell>
          <table:table-cell/>
          <table:table-cell office:value-type="string">
            <text:p>Std dev</text:p>
          </table:table-cell>
          <table:table-cell table:formula="of:=SQRT([.W12])" office:value-type="float" office:value="0.542589406457588">
            <text:p>0.54</text:p>
          </table:table-cell>
        </table:table-row>
      </table:table>
      <table:table table:name="br440k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office:value-type="string">
            <text:p>Num Threads</text:p>
          </table:table-cell>
          <table:table-cell office:value-type="string">
            <text:p>Ath Time</text:p>
          </table:table-cell>
          <table:table-cell office:value-type="string">
            <text:p><text:span text:style-name="T1">Opt</text:span> Time</text:p>
          </table:table-cell>
          <table:table-cell office:value-type="string">
            <text:p>Ath ST Mean</text:p>
          </table:table-cell>
          <table:table-cell office:value-type="string">
            <text:p>Opt ST Mean</text:p>
          </table:table-cell>
          <table:table-cell>
            <draw:frame table:end-cell-address="br440k.N32" table:end-x="2.036cm" table:end-y="0.312cm" draw:z-index="0" draw:style-name="gr1" svg:width="20cm" svg:height="15.792cm" svg:x="0.101cm" svg:y="0.1cm">
              <draw:object draw:notify-on-update-of-ranges="br440k.A2:br440k.A11 br440k.B1:br440k.B1 br440k.B2:br440k.B11 br440k.C1:br440k.C1 br440k.C2:br440k.C11 br440k.D1:br440k.D1 br440k.D2:br440k.D11 br440k.E1:br440k.E1 br440k.E2:br440k.E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0462">
            <text:p>70.05</text:p>
          </table:table-cell>
          <table:table-cell office:value-type="float" office:value="54.8196">
            <text:p>54.82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.8279">
            <text:p>35.83</text:p>
          </table:table-cell>
          <table:table-cell office:value-type="float" office:value="24.589">
            <text:p>24.59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1313">
            <text:p>22.13</text:p>
          </table:table-cell>
          <table:table-cell office:value-type="float" office:value="12.1203">
            <text:p>12.12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061">
            <text:p>15.06</text:p>
          </table:table-cell>
          <table:table-cell office:value-type="float" office:value="6.10677">
            <text:p>6.11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.1504">
            <text:p>14.15</text:p>
          </table:table-cell>
          <table:table-cell office:value-type="float" office:value="3.51443">
            <text:p>3.51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.6636">
            <text:p>13.66</text:p>
          </table:table-cell>
          <table:table-cell office:value-type="float" office:value="2.9883">
            <text:p>2.99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3.2966">
            <text:p>13.3</text:p>
          </table:table-cell>
          <table:table-cell office:value-type="float" office:value="2.73409">
            <text:p>2.73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.1983">
            <text:p>13.2</text:p>
          </table:table-cell>
          <table:table-cell office:value-type="float" office:value="2.79842">
            <text:p>2.8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2.73663">
            <text:p>2.74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2.86805">
            <text:p>2.87</text:p>
          </table:table-cell>
          <table:table-cell office:value-type="float" office:value="22.31481">
            <text:p>22.31</text:p>
          </table:table-cell>
          <table:table-cell office:value-type="float" office:value="19.91144">
            <text:p>19.91</text:p>
          </table:table-cell>
          <table:table-cell/>
        </table:table-row>
      </table:table>
      <table:table table:name="br440k_opt" table:style-name="ta1" table:print="false">
        <office:forms form:automatic-focus="false" form:apply-design-mode="false"/>
        <table:table-column table:style-name="co5" table:number-columns-repeated="6" table:default-cell-style-name="Default"/>
        <table:table-row table:style-name="ro1">
          <table:table-cell office:value-type="string">
            <text:p>Num Threads</text:p>
          </table:table-cell>
          <table:table-cell office:value-type="string">
            <text:p>AthO3 Time</text:p>
          </table:table-cell>
          <table:table-cell office:value-type="string">
            <text:p><text:span text:style-name="T1">OptO3</text:span> Time</text:p>
          </table:table-cell>
          <table:table-cell office:value-type="string">
            <text:p>AthO3 ST Mean</text:p>
          </table:table-cell>
          <table:table-cell office:value-type="string">
            <text:p>OptO3 ST Mean</text:p>
          </table:table-cell>
          <table:table-cell>
            <draw:frame table:end-cell-address="br440k_opt.N32" table:end-x="2.036cm" table:end-y="0.312cm" draw:z-index="0" draw:style-name="gr1" svg:width="20cm" svg:height="15.792cm" svg:x="0.101cm" svg:y="0.1cm">
              <draw:object draw:notify-on-update-of-ranges="br440k_opt.A2:br440k_opt.A11 br440k_opt.B1:br440k_opt.B1 br440k_opt.B2:br440k_opt.B11 br440k_opt.C1:br440k_opt.C1 br440k_opt.C2:br440k_opt.C11 br440k_opt.D1:br440k_opt.D1 br440k_opt.D2:br440k_opt.D11 br440k_opt.E1:br440k_opt.E1 br440k_opt.E2:br440k_opt.E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9755">
            <text:p>49.98</text:p>
          </table:table-cell>
          <table:table-cell office:value-type="float" office:value="46.7909">
            <text:p>46.79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.6774">
            <text:p>30.68</text:p>
          </table:table-cell>
          <table:table-cell office:value-type="float" office:value="21.2356">
            <text:p>21.24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.3725">
            <text:p>12.37</text:p>
          </table:table-cell>
          <table:table-cell office:value-type="float" office:value="10.1322">
            <text:p>10.13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37414">
            <text:p>8.37</text:p>
          </table:table-cell>
          <table:table-cell office:value-type="float" office:value="5.19453">
            <text:p>5.19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52336">
            <text:p>6.52</text:p>
          </table:table-cell>
          <table:table-cell office:value-type="float" office:value="2.65843">
            <text:p>2.66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.16586">
            <text:p>6.17</text:p>
          </table:table-cell>
          <table:table-cell office:value-type="float" office:value="2.25063">
            <text:p>2.25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.01475">
            <text:p>6.01</text:p>
          </table:table-cell>
          <table:table-cell office:value-type="float" office:value="1.91536">
            <text:p>1.92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84856">
            <text:p>5.85</text:p>
          </table:table-cell>
          <table:table-cell office:value-type="float" office:value="1.91277">
            <text:p>1.91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/>
          <table:table-cell office:value-type="float" office:value="1.94274">
            <text:p>1.94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/>
          <table:table-cell office:value-type="float" office:value="2.07595">
            <text:p>2.08</text:p>
          </table:table-cell>
          <table:table-cell office:value-type="float" office:value="8.209354">
            <text:p>8.21</text:p>
          </table:table-cell>
          <table:table-cell office:value-type="float" office:value="13.24026">
            <text:p>13.24</text:p>
          </table:table-cell>
          <table:table-cell/>
        </table:table-row>
      </table:table>
      <table:table table:name="Context" table:style-name="ta1" table:print="false">
        <office:forms form:automatic-focus="false" form:apply-design-mode="false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row table:style-name="ro1">
          <table:table-cell office:value-type="string">
            <text:p>Seconds</text:p>
          </table:table-cell>
          <table:table-cell office:value-type="string">
            <text:p>OptO3 (CS/s)</text:p>
          </table:table-cell>
          <table:table-cell office:value-type="string">
            <text:p>AthO3 (CS/s)</text:p>
          </table:table-cell>
          <table:table-cell>
            <draw:frame table:end-cell-address="Context.J24" table:end-x="1.552cm" table:end-y="0.388cm" draw:z-index="0" draw:style-name="gr1" svg:width="14.999cm" svg:height="11.847cm" svg:x="0.102cm" svg:y="0.1cm">
              <draw:object draw:notify-on-update-of-ranges="Context.A2:Context.A282 Context.B1:Context.B1 Context.B2:Context.B282 Context.C1:Context.C1 Context.C2:Context.C28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1274">
            <text:p>127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  <table:table-cell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94">
            <text:p>9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">
            <text:p>137</text:p>
          </table:table-cell>
          <table:table-cell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7">
            <text:p>757</text:p>
          </table:table-cell>
          <table:table-cell office:value-type="float" office:value="3311">
            <text:p>331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1245">
            <text:p>41245</text:p>
          </table:table-cell>
          <table:table-cell office:value-type="float" office:value="99937">
            <text:p>9993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2251">
            <text:p>212251</text:p>
          </table:table-cell>
          <table:table-cell office:value-type="float" office:value="137194">
            <text:p>13719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6465">
            <text:p>216465</text:p>
          </table:table-cell>
          <table:table-cell office:value-type="float" office:value="120345">
            <text:p>1203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25560">
            <text:p>225560</text:p>
          </table:table-cell>
          <table:table-cell office:value-type="float" office:value="120270">
            <text:p>12027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25334">
            <text:p>225334</text:p>
          </table:table-cell>
          <table:table-cell office:value-type="float" office:value="126120">
            <text:p>12612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5875">
            <text:p>225875</text:p>
          </table:table-cell>
          <table:table-cell office:value-type="float" office:value="114734">
            <text:p>11473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13533">
            <text:p>213533</text:p>
          </table:table-cell>
          <table:table-cell office:value-type="float" office:value="120971">
            <text:p>12097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8758">
            <text:p>218758</text:p>
          </table:table-cell>
          <table:table-cell office:value-type="float" office:value="112648">
            <text:p>11264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1086">
            <text:p>221086</text:p>
          </table:table-cell>
          <table:table-cell office:value-type="float" office:value="123142">
            <text:p>12314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17742">
            <text:p>217742</text:p>
          </table:table-cell>
          <table:table-cell office:value-type="float" office:value="135777">
            <text:p>13577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0513">
            <text:p>220513</text:p>
          </table:table-cell>
          <table:table-cell office:value-type="float" office:value="131466">
            <text:p>13146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17811">
            <text:p>217811</text:p>
          </table:table-cell>
          <table:table-cell office:value-type="float" office:value="133960">
            <text:p>13396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21600">
            <text:p>221600</text:p>
          </table:table-cell>
          <table:table-cell office:value-type="float" office:value="146999">
            <text:p>14699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21744">
            <text:p>221744</text:p>
          </table:table-cell>
          <table:table-cell office:value-type="float" office:value="144916">
            <text:p>14491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19820">
            <text:p>219820</text:p>
          </table:table-cell>
          <table:table-cell office:value-type="float" office:value="135004">
            <text:p>13500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19549">
            <text:p>219549</text:p>
          </table:table-cell>
          <table:table-cell office:value-type="float" office:value="145220">
            <text:p>14522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1329">
            <text:p>221329</text:p>
          </table:table-cell>
          <table:table-cell office:value-type="float" office:value="142891">
            <text:p>14289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2851">
            <text:p>222851</text:p>
          </table:table-cell>
          <table:table-cell office:value-type="float" office:value="143663">
            <text:p>14366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3708">
            <text:p>223708</text:p>
          </table:table-cell>
          <table:table-cell office:value-type="float" office:value="137084">
            <text:p>13708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0451">
            <text:p>220451</text:p>
          </table:table-cell>
          <table:table-cell office:value-type="float" office:value="146927">
            <text:p>1469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3205">
            <text:p>223205</text:p>
          </table:table-cell>
          <table:table-cell office:value-type="float" office:value="142868">
            <text:p>14286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3004">
            <text:p>223004</text:p>
          </table:table-cell>
          <table:table-cell office:value-type="float" office:value="139493">
            <text:p>13949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20737">
            <text:p>220737</text:p>
          </table:table-cell>
          <table:table-cell office:value-type="float" office:value="133697">
            <text:p>133697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2381">
            <text:p>222381</text:p>
          </table:table-cell>
          <table:table-cell office:value-type="float" office:value="55456">
            <text:p>5545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4865">
            <text:p>8486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18">
            <text:p>11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30">
            <text:p>1030</text:p>
          </table:table-cell>
          <table:table-cell office:value-type="float" office:value="6503">
            <text:p>650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1908">
            <text:p>41908</text:p>
          </table:table-cell>
          <table:table-cell office:value-type="float" office:value="124654">
            <text:p>12465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75524">
            <text:p>275524</text:p>
          </table:table-cell>
          <table:table-cell office:value-type="float" office:value="126407">
            <text:p>12640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9961">
            <text:p>279961</text:p>
          </table:table-cell>
          <table:table-cell office:value-type="float" office:value="132202">
            <text:p>13220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1493">
            <text:p>281493</text:p>
          </table:table-cell>
          <table:table-cell office:value-type="float" office:value="124793">
            <text:p>12479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2452">
            <text:p>282452</text:p>
          </table:table-cell>
          <table:table-cell office:value-type="float" office:value="146037">
            <text:p>14603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64915">
            <text:p>264915</text:p>
          </table:table-cell>
          <table:table-cell office:value-type="float" office:value="127431">
            <text:p>127431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59761">
            <text:p>259761</text:p>
          </table:table-cell>
          <table:table-cell office:value-type="float" office:value="121589">
            <text:p>12158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62082">
            <text:p>262082</text:p>
          </table:table-cell>
          <table:table-cell office:value-type="float" office:value="137440">
            <text:p>13744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58653">
            <text:p>258653</text:p>
          </table:table-cell>
          <table:table-cell office:value-type="float" office:value="132069">
            <text:p>13206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7957">
            <text:p>257957</text:p>
          </table:table-cell>
          <table:table-cell office:value-type="float" office:value="125598">
            <text:p>12559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61797">
            <text:p>261797</text:p>
          </table:table-cell>
          <table:table-cell office:value-type="float" office:value="145584">
            <text:p>14558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3142">
            <text:p>103142</text:p>
          </table:table-cell>
          <table:table-cell office:value-type="float" office:value="131036">
            <text:p>13103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6">
            <text:p>66</text:p>
          </table:table-cell>
          <table:table-cell office:value-type="float" office:value="137722">
            <text:p>13772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131882">
            <text:p>13188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2989">
            <text:p>298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615">
            <text:p>261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160">
            <text:p>7316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4226">
            <text:p>314226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95535">
            <text:p>295535</text:p>
          </table:table-cell>
          <table:table-cell office:value-type="float" office:value="6698">
            <text:p>66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82554">
            <text:p>282554</text:p>
          </table:table-cell>
          <table:table-cell office:value-type="float" office:value="92417">
            <text:p>92417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82433">
            <text:p>282433</text:p>
          </table:table-cell>
          <table:table-cell office:value-type="float" office:value="146666">
            <text:p>146666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82269">
            <text:p>282269</text:p>
          </table:table-cell>
          <table:table-cell office:value-type="float" office:value="153326">
            <text:p>153326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2899">
            <text:p>22899</text:p>
          </table:table-cell>
          <table:table-cell office:value-type="float" office:value="119115">
            <text:p>11911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2">
            <text:p>62</text:p>
          </table:table-cell>
          <table:table-cell office:value-type="float" office:value="153697">
            <text:p>153697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63">
            <text:p>63</text:p>
          </table:table-cell>
          <table:table-cell office:value-type="float" office:value="165926">
            <text:p>16592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26830">
            <text:p>2683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2">
            <text:p>62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57">
            <text:p>945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5024">
            <text:p>1550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20379">
            <text:p>32037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15571">
            <text:p>315571</text:p>
          </table:table-cell>
          <table:table-cell office:value-type="float" office:value="6243">
            <text:p>624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3660">
            <text:p>93660</text:p>
          </table:table-cell>
          <table:table-cell office:value-type="float" office:value="57694">
            <text:p>5769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  <table:table-cell office:value-type="float" office:value="226755">
            <text:p>2267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7">
            <text:p>67</text:p>
          </table:table-cell>
          <table:table-cell office:value-type="float" office:value="107442">
            <text:p>1074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1">
            <text:p>61</text:p>
          </table:table-cell>
          <table:table-cell office:value-type="float" office:value="82355">
            <text:p>8235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1">
            <text:p>61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00">
            <text:p>850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4803">
            <text:p>144803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61925">
            <text:p>361925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782">
            <text:p>8578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office:value-type="float" office:value="25498">
            <text:p>25498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0">
            <text:p>70</text:p>
          </table:table-cell>
          <table:table-cell office:value-type="float" office:value="177214">
            <text:p>17721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5">
            <text:p>65</text:p>
          </table:table-cell>
          <table:table-cell office:value-type="float" office:value="146526">
            <text:p>14652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8429">
            <text:p>18429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32518">
            <text:p>2325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59770">
            <text:p>259770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1">
            <text:p>131</text:p>
          </table:table-cell>
          <table:table-cell office:value-type="float" office:value="48664">
            <text:p>4866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69">
            <text:p>69</text:p>
          </table:table-cell>
          <table:table-cell office:value-type="float" office:value="254230">
            <text:p>254230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70038">
            <text:p>70038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05">
            <text:p>10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1">
            <text:p>7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6585">
            <text:p>8658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27543">
            <text:p>327543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2679">
            <text:p>82679</text:p>
          </table:table-cell>
          <table:table-cell office:value-type="float" office:value="30931">
            <text:p>3093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67">
            <text:p>67</text:p>
          </table:table-cell>
          <table:table-cell office:value-type="float" office:value="194469">
            <text:p>194469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office:value-type="float" office:value="158245">
            <text:p>1582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64">
            <text:p>64</text:p>
          </table:table-cell>
          <table:table-cell office:value-type="float" office:value="40505">
            <text:p>4050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04">
            <text:p>10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2">
            <text:p>72</text:p>
          </table:table-cell>
          <table:table-cell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21418">
            <text:p>12141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25331">
            <text:p>425331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10069">
            <text:p>11006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4">
            <text:p>74</text:p>
          </table:table-cell>
          <table:table-cell office:value-type="float" office:value="216457">
            <text:p>216457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62">
            <text:p>62</text:p>
          </table:table-cell>
          <table:table-cell office:value-type="float" office:value="306866">
            <text:p>306866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63">
            <text:p>63</text:p>
          </table:table-cell>
          <table:table-cell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07">
            <text:p>10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62">
            <text:p>6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3152">
            <text:p>25315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603198">
            <text:p>6031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0769">
            <text:p>120769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58">
            <text:p>58</text:p>
          </table:table-cell>
          <table:table-cell office:value-type="float" office:value="156808">
            <text:p>156808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68">
            <text:p>68</text:p>
          </table:table-cell>
          <table:table-cell office:value-type="float" office:value="7194258">
            <text:p>7194258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41721">
            <text:p>641721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35070">
            <text:p>103507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1615">
            <text:p>171615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698185">
            <text:p>69818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821184">
            <text:p>1821184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11935">
            <text:p>1911935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73762">
            <text:p>2973762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749776">
            <text:p>2749776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26401">
            <text:p>2026401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5600630">
            <text:p>5600630</text:p>
          </table:table-cell>
          <table:table-cell table:number-columns-repeated="2"/>
        </table:table-row>
      </table:table>
      <table:table table:name="Intel rough" table:style-name="ta1" table:print="false">
        <office:forms form:automatic-focus="false" form:apply-design-mode="false"/>
        <table:table-column table:style-name="co5" table:number-columns-repeated="3" table:default-cell-style-name="Default"/>
        <table:table-row table:style-name="ro1">
          <table:table-cell office:value-type="string">
            <text:p>op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4.0512">
            <text:p>64.05</text:p>
          </table:table-cell>
          <table:table-cell office:value-type="float" office:value="1867484">
            <text:p>1867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.3719">
            <text:p>33.37</text:p>
          </table:table-cell>
          <table:table-cell office:value-type="float" office:value="1306914">
            <text:p>13069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4751">
            <text:p>17.48</text:p>
          </table:table-cell>
          <table:table-cell office:value-type="float" office:value="930488">
            <text:p>9304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15657">
            <text:p>8.16</text:p>
          </table:table-cell>
          <table:table-cell office:value-type="float" office:value="705978">
            <text:p>7059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64499">
            <text:p>5.64</text:p>
          </table:table-cell>
          <table:table-cell office:value-type="float" office:value="633632">
            <text:p>63363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93643">
            <text:p>5.94</text:p>
          </table:table-cell>
          <table:table-cell office:value-type="float" office:value="709457">
            <text:p>70945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.43302">
            <text:p>5.43</text:p>
          </table:table-cell>
          <table:table-cell office:value-type="float" office:value="876081">
            <text:p>87608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32165">
            <text:p>5.32</text:p>
          </table:table-cell>
          <table:table-cell office:value-type="float" office:value="1234850">
            <text:p>123485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.5268">
            <text:p>10.53</text:p>
          </table:table-cell>
          <table:table-cell office:value-type="float" office:value="4116739">
            <text:p>411673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non op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.5959">
            <text:p>86.6</text:p>
          </table:table-cell>
          <table:table-cell office:value-type="float" office:value="2607760">
            <text:p>260776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2175">
            <text:p>45.22</text:p>
          </table:table-cell>
          <table:table-cell office:value-type="float" office:value="1728997">
            <text:p>17289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.8124">
            <text:p>20.81</text:p>
          </table:table-cell>
          <table:table-cell office:value-type="float" office:value="1104591">
            <text:p>11045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9083">
            <text:p>13.91</text:p>
          </table:table-cell>
          <table:table-cell office:value-type="float" office:value="873048">
            <text:p>87304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.033">
            <text:p>12.03</text:p>
          </table:table-cell>
          <table:table-cell office:value-type="float" office:value="837166">
            <text:p>8371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.324">
            <text:p>12.32</text:p>
          </table:table-cell>
          <table:table-cell office:value-type="float" office:value="846790">
            <text:p>84679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1.5277">
            <text:p>11.53</text:p>
          </table:table-cell>
          <table:table-cell office:value-type="float" office:value="905211">
            <text:p>90521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.4954">
            <text:p>11.5</text:p>
          </table:table-cell>
          <table:table-cell office:value-type="float" office:value="1295987">
            <text:p>129598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5.8514">
            <text:p>15.85</text:p>
          </table:table-cell>
          <table:table-cell office:value-type="float" office:value="3752580">
            <text:p>375258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T nonop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.2386">
            <text:p>17.24</text:p>
          </table:table-cell>
          <table:table-cell office:value-type="float" office:value="3780">
            <text:p>37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2208">
            <text:p>17.22</text:p>
          </table:table-cell>
          <table:table-cell office:value-type="float" office:value="3064">
            <text:p>30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.2262">
            <text:p>17.23</text:p>
          </table:table-cell>
          <table:table-cell office:value-type="float" office:value="3013">
            <text:p>30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.2454">
            <text:p>17.25</text:p>
          </table:table-cell>
          <table:table-cell office:value-type="float" office:value="2944">
            <text:p>29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.2515">
            <text:p>17.25</text:p>
          </table:table-cell>
          <table:table-cell office:value-type="float" office:value="3004">
            <text:p>30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.2123">
            <text:p>17.21</text:p>
          </table:table-cell>
          <table:table-cell office:value-type="float" office:value="3028">
            <text:p>30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7.2178">
            <text:p>17.22</text:p>
          </table:table-cell>
          <table:table-cell office:value-type="float" office:value="2937">
            <text:p>293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.2155">
            <text:p>17.22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.2414">
            <text:p>17.24</text:p>
          </table:table-cell>
          <table:table-cell office:value-type="float" office:value="2968">
            <text:p>296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7.2427">
            <text:p>17.24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7.2077">
            <text:p>17.21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7.2154">
            <text:p>17.22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7.199">
            <text:p>17.2</text:p>
          </table:table-cell>
          <table:table-cell office:value-type="float" office:value="2997">
            <text:p>299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T op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.45148">
            <text:p>5.45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.44368">
            <text:p>5.44</text:p>
          </table:table-cell>
          <table:table-cell office:value-type="float" office:value="1973">
            <text:p>19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.46288">
            <text:p>5.46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43781">
            <text:p>5.44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.44707">
            <text:p>5.45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.4224">
            <text:p>5.42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.43203">
            <text:p>5.43</text:p>
          </table:table-cell>
          <table:table-cell office:value-type="float" office:value="2050">
            <text:p>205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.45712">
            <text:p>5.46</text:p>
          </table:table-cell>
          <table:table-cell office:value-type="float" office:value="1992">
            <text:p>199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.42747">
            <text:p>5.43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.46306">
            <text:p>5.46</text:p>
          </table:table-cell>
          <table:table-cell office:value-type="float" office:value="2063">
            <text:p>2063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5.45149">
            <text:p>5.45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5.42509">
            <text:p>5.43</text:p>
          </table:table-cell>
          <table:table-cell office:value-type="float" office:value="2044">
            <text:p>2044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5.44404">
            <text:p>5.44</text:p>
          </table:table-cell>
          <table:table-cell office:value-type="float" office:value="2021">
            <text:p>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16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13T21:23:39</meta:creation-date>
    <dc:date>2009-05-31T16:40:57</dc:date>
    <meta:editing-cycles>38</meta:editing-cycles>
    <meta:editing-duration>PT29H25M13S</meta:editing-duration>
    <meta:document-statistic meta:table-count="9" meta:cell-count="153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title svg:x="9.325cm" svg:y="0.35cm" chart:style-name="ch2">
          <text:p>br440k</text:p>
        </chart:title>
        <chart:legend chart:legend-position="end" svg:x="17.232cm" svg:y="7.588cm" chart:style-name="ch3"/>
        <chart:plot-area chart:style-name="ch4" table:cell-range-address="br440k.A1:br440k.E11" chart:data-source-has-labels="both" svg:x="0.599cm" svg:y="1.388cm" svg:width="16.231cm" svg:height="15.262cm">
          <chart:axis chart:dimension="x" chart:name="primary-x" chart:style-name="ch5">
            <chart:title svg:x="8.382cm" svg:y="16.299cm" chart:style-name="ch6">
              <text:p>#Threads</text:p>
            </chart:title>
            <chart:categories table:cell-range-address="br440k.A2:br440k.A11"/>
          </chart:axis>
          <chart:axis chart:dimension="y" chart:name="primary-y" chart:style-name="ch5">
            <chart:title svg:x="0.402cm" svg:y="9.288cm" chart:style-name="ch7">
              <text:p>Duration</text:p>
            </chart:title>
            <chart:grid chart:style-name="ch8" chart:class="major"/>
          </chart:axis>
          <chart:series chart:style-name="ch9" chart:values-cell-range-address="br440k.B2:br440k.B11" chart:label-cell-address="br440k.B1:br440k.B1" chart:class="chart:line">
            <chart:data-point chart:repeated="10"/>
          </chart:series>
          <chart:series chart:style-name="ch10" chart:values-cell-range-address="br440k.C2:br440k.C11" chart:label-cell-address="br440k.C1:br440k.C1" chart:class="chart:line">
            <chart:data-point chart:repeated="10"/>
          </chart:series>
          <chart:series chart:style-name="ch11" chart:values-cell-range-address="br440k.D2:br440k.D11" chart:label-cell-address="br440k.D1:br440k.D1" chart:class="chart:line">
            <chart:data-point chart:repeated="10"/>
          </chart:series>
          <chart:series chart:style-name="ch12" chart:values-cell-range-address="br440k.E2:br440k.E11" chart:label-cell-address="br440k.E1:br440k.E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r440k.B1:br440k.B1">Ath Time</text:p>
              </table:table-cell>
              <table:table-cell office:value-type="string">
                <text:p text:id="br440k.C1:br440k.C1">Opt Time</text:p>
              </table:table-cell>
              <table:table-cell office:value-type="string">
                <text:p text:id="br440k.D1:br440k.D1">Ath ST Mean</text:p>
              </table:table-cell>
              <table:table-cell office:value-type="string">
                <text:p text:id="br440k.E1:br440k.E1">Opt ST Mean</text:p>
              </table:table-cell>
            </table:table-row>
          </table:table-header-rows>
          <table:table-rows>
            <table:table-row>
              <table:table-cell office:value-type="string">
                <text:p text:id="br440k.A2:br440k.A11">1</text:p>
              </table:table-cell>
              <table:table-cell office:value-type="float" office:value="70.0462">
                <text:p text:id="br440k.B2:br440k.B11">70.0462</text:p>
              </table:table-cell>
              <table:table-cell office:value-type="float" office:value="54.8196">
                <text:p text:id="br440k.C2:br440k.C11">54.8196</text:p>
              </table:table-cell>
              <table:table-cell office:value-type="float" office:value="22.31481">
                <text:p text:id="br440k.D2:br440k.D11">22.31481</text:p>
              </table:table-cell>
              <table:table-cell office:value-type="float" office:value="19.91144">
                <text:p text:id="br440k.E2:br440k.E11">19.911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8279">
                <text:p>35.8279</text:p>
              </table:table-cell>
              <table:table-cell office:value-type="float" office:value="24.589">
                <text:p>24.589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1313">
                <text:p>22.1313</text:p>
              </table:table-cell>
              <table:table-cell office:value-type="float" office:value="12.1203">
                <text:p>12.120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061">
                <text:p>15.061</text:p>
              </table:table-cell>
              <table:table-cell office:value-type="float" office:value="6.10677">
                <text:p>6.10677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504">
                <text:p>14.1504</text:p>
              </table:table-cell>
              <table:table-cell office:value-type="float" office:value="3.51443">
                <text:p>3.5144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6636">
                <text:p>13.6636</text:p>
              </table:table-cell>
              <table:table-cell office:value-type="float" office:value="2.9883">
                <text:p>2.988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2966">
                <text:p>13.2966</text:p>
              </table:table-cell>
              <table:table-cell office:value-type="float" office:value="2.73409">
                <text:p>2.73409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1983">
                <text:p>13.1983</text:p>
              </table:table-cell>
              <table:table-cell office:value-type="float" office:value="2.79842">
                <text:p>2.79842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2.73663">
                <text:p>2.73663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2.86805">
                <text:p>2.86805</text:p>
              </table:table-cell>
              <table:table-cell office:value-type="float" office:value="22.31481">
                <text:p>22.31481</text:p>
              </table:table-cell>
              <table:table-cell office:value-type="float" office:value="19.91144">
                <text:p>19.91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0.001cm" svg:height="17.501cm" chart:class="chart:line" chart:style-name="ch1">
        <chart:title svg:x="8.904cm" svg:y="0.35cm" chart:style-name="ch2">
          <text:p>br440k_opt</text:p>
        </chart:title>
        <chart:legend chart:legend-position="end" svg:x="16.834cm" svg:y="7.588cm" chart:style-name="ch3"/>
        <chart:plot-area chart:style-name="ch4" table:cell-range-address="br440k_opt.A1:br440k_opt.E11" chart:data-source-has-labels="both" svg:x="0.599cm" svg:y="1.388cm" svg:width="15.836cm" svg:height="15.262cm">
          <chart:axis chart:dimension="x" chart:name="primary-x" chart:style-name="ch5">
            <chart:title svg:x="8.184cm" svg:y="16.299cm" chart:style-name="ch6">
              <text:p>#Threads</text:p>
            </chart:title>
            <chart:categories table:cell-range-address="br440k_opt.A2:br440k_opt.A11"/>
          </chart:axis>
          <chart:axis chart:dimension="y" chart:name="primary-y" chart:style-name="ch5">
            <chart:title svg:x="0.402cm" svg:y="9.288cm" chart:style-name="ch7">
              <text:p>Duration</text:p>
            </chart:title>
            <chart:grid chart:style-name="ch8" chart:class="major"/>
          </chart:axis>
          <chart:series chart:style-name="ch9" chart:values-cell-range-address="br440k_opt.B2:br440k_opt.B11" chart:label-cell-address="br440k_opt.B1:br440k_opt.B1" chart:class="chart:line">
            <chart:data-point chart:repeated="10"/>
          </chart:series>
          <chart:series chart:style-name="ch10" chart:values-cell-range-address="br440k_opt.C2:br440k_opt.C11" chart:label-cell-address="br440k_opt.C1:br440k_opt.C1" chart:class="chart:line">
            <chart:data-point chart:repeated="10"/>
          </chart:series>
          <chart:series chart:style-name="ch11" chart:values-cell-range-address="br440k_opt.D2:br440k_opt.D11" chart:label-cell-address="br440k_opt.D1:br440k_opt.D1" chart:class="chart:line">
            <chart:data-point chart:repeated="10"/>
          </chart:series>
          <chart:series chart:style-name="ch12" chart:values-cell-range-address="br440k_opt.E2:br440k_opt.E11" chart:label-cell-address="br440k_opt.E1:br440k_opt.E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br440k_opt.B1:br440k_opt.B1">AthO3 Time</text:p>
              </table:table-cell>
              <table:table-cell office:value-type="string">
                <text:p text:id="br440k_opt.C1:br440k_opt.C1">OptO3 Time</text:p>
              </table:table-cell>
              <table:table-cell office:value-type="string">
                <text:p text:id="br440k_opt.D1:br440k_opt.D1">AthO3 ST Mean</text:p>
              </table:table-cell>
              <table:table-cell office:value-type="string">
                <text:p text:id="br440k_opt.E1:br440k_opt.E1">OptO3 ST Mean</text:p>
              </table:table-cell>
            </table:table-row>
          </table:table-header-rows>
          <table:table-rows>
            <table:table-row>
              <table:table-cell office:value-type="string">
                <text:p text:id="br440k_opt.A2:br440k_opt.A11">1</text:p>
              </table:table-cell>
              <table:table-cell office:value-type="float" office:value="49.9755">
                <text:p text:id="br440k_opt.B2:br440k_opt.B11">49.9755</text:p>
              </table:table-cell>
              <table:table-cell office:value-type="float" office:value="46.7909">
                <text:p text:id="br440k_opt.C2:br440k_opt.C11">46.7909</text:p>
              </table:table-cell>
              <table:table-cell office:value-type="float" office:value="8.209354">
                <text:p text:id="br440k_opt.D2:br440k_opt.D11">8.209354</text:p>
              </table:table-cell>
              <table:table-cell office:value-type="float" office:value="13.24026">
                <text:p text:id="br440k_opt.E2:br440k_opt.E11">13.240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6774">
                <text:p>30.6774</text:p>
              </table:table-cell>
              <table:table-cell office:value-type="float" office:value="21.2356">
                <text:p>21.2356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725">
                <text:p>12.3725</text:p>
              </table:table-cell>
              <table:table-cell office:value-type="float" office:value="10.1322">
                <text:p>10.1322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7414">
                <text:p>8.37414</text:p>
              </table:table-cell>
              <table:table-cell office:value-type="float" office:value="5.19453">
                <text:p>5.19453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336">
                <text:p>6.52336</text:p>
              </table:table-cell>
              <table:table-cell office:value-type="float" office:value="2.65843">
                <text:p>2.65843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16586">
                <text:p>6.16586</text:p>
              </table:table-cell>
              <table:table-cell office:value-type="float" office:value="2.25063">
                <text:p>2.25063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01475">
                <text:p>6.01475</text:p>
              </table:table-cell>
              <table:table-cell office:value-type="float" office:value="1.91536">
                <text:p>1.91536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84856">
                <text:p>5.84856</text:p>
              </table:table-cell>
              <table:table-cell office:value-type="float" office:value="1.91277">
                <text:p>1.91277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94274">
                <text:p>1.94274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2.07595">
                <text:p>2.07595</text:p>
              </table:table-cell>
              <table:table-cell office:value-type="float" office:value="8.209354">
                <text:p>8.209354</text:p>
              </table:table-cell>
              <table:table-cell office:value-type="float" office:value="13.24026">
                <text:p>13.240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8780584335327pt" style:font-size-asian="7.98780584335327pt" style:font-size-complex="7.98780584335327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cm" svg:height="13.101cm" chart:class="chart:line" chart:style-name="ch1">
        <chart:legend chart:legend-position="end" svg:x="12.521cm" svg:y="5.922cm" chart:style-name="ch2"/>
        <chart:plot-area chart:style-name="ch3" table:cell-range-address="Context.A1:Context.C282" chart:data-source-has-labels="both" svg:x="0.299cm" svg:y="0.261cm" svg:width="12.973cm" svg:height="12.315cm">
          <chart:axis chart:dimension="x" chart:name="primary-x" chart:style-name="ch4">
            <chart:categories table:cell-range-address="Context.A2:Context.A2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.B2:Context.B282" chart:label-cell-address="Context.B1:Context.B1" chart:class="chart:line">
            <chart:data-point chart:repeated="281"/>
          </chart:series>
          <chart:series chart:style-name="ch8" chart:values-cell-range-address="Context.C2:Context.C282" chart:label-cell-address="Context.C1:Context.C1" chart:class="chart:line">
            <chart:data-point chart:repeated="2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ontext.B1:Context.B1">OptO3 (CS/s)</text:p>
              </table:table-cell>
              <table:table-cell office:value-type="string">
                <text:p text:id="Context.C1:Context.C1">AthO3 (CS/s)</text:p>
              </table:table-cell>
            </table:table-row>
          </table:table-header-rows>
          <table:table-rows>
            <table:table-row>
              <table:table-cell office:value-type="string">
                <text:p text:id="Context.A2:Context.A282">1</text:p>
              </table:table-cell>
              <table:table-cell office:value-type="float" office:value="359">
                <text:p text:id="Context.B2:Context.B282">359</text:p>
              </table:table-cell>
              <table:table-cell office:value-type="float" office:value="1274">
                <text:p text:id="Context.C2:Context.C282">1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7">
                <text:p>757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245">
                <text:p>41245</text:p>
              </table:table-cell>
              <table:table-cell office:value-type="float" office:value="99937">
                <text:p>99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2251">
                <text:p>212251</text:p>
              </table:table-cell>
              <table:table-cell office:value-type="float" office:value="137194">
                <text:p>1371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6465">
                <text:p>216465</text:p>
              </table:table-cell>
              <table:table-cell office:value-type="float" office:value="120345">
                <text:p>120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560">
                <text:p>225560</text:p>
              </table:table-cell>
              <table:table-cell office:value-type="float" office:value="120270">
                <text:p>120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334">
                <text:p>225334</text:p>
              </table:table-cell>
              <table:table-cell office:value-type="float" office:value="126120">
                <text:p>126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5875">
                <text:p>225875</text:p>
              </table:table-cell>
              <table:table-cell office:value-type="float" office:value="114734">
                <text:p>114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3533">
                <text:p>213533</text:p>
              </table:table-cell>
              <table:table-cell office:value-type="float" office:value="120971">
                <text:p>1209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758">
                <text:p>218758</text:p>
              </table:table-cell>
              <table:table-cell office:value-type="float" office:value="112648">
                <text:p>112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1086">
                <text:p>221086</text:p>
              </table:table-cell>
              <table:table-cell office:value-type="float" office:value="123142">
                <text:p>123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742">
                <text:p>217742</text:p>
              </table:table-cell>
              <table:table-cell office:value-type="float" office:value="135777">
                <text:p>135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513">
                <text:p>220513</text:p>
              </table:table-cell>
              <table:table-cell office:value-type="float" office:value="131466">
                <text:p>131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811">
                <text:p>217811</text:p>
              </table:table-cell>
              <table:table-cell office:value-type="float" office:value="133960">
                <text:p>1339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600">
                <text:p>221600</text:p>
              </table:table-cell>
              <table:table-cell office:value-type="float" office:value="146999">
                <text:p>146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1744">
                <text:p>221744</text:p>
              </table:table-cell>
              <table:table-cell office:value-type="float" office:value="144916">
                <text:p>144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9820">
                <text:p>219820</text:p>
              </table:table-cell>
              <table:table-cell office:value-type="float" office:value="135004">
                <text:p>1350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549">
                <text:p>219549</text:p>
              </table:table-cell>
              <table:table-cell office:value-type="float" office:value="145220">
                <text:p>1452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1329">
                <text:p>221329</text:p>
              </table:table-cell>
              <table:table-cell office:value-type="float" office:value="142891">
                <text:p>142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851">
                <text:p>222851</text:p>
              </table:table-cell>
              <table:table-cell office:value-type="float" office:value="143663">
                <text:p>143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708">
                <text:p>223708</text:p>
              </table:table-cell>
              <table:table-cell office:value-type="float" office:value="137084">
                <text:p>13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451">
                <text:p>220451</text:p>
              </table:table-cell>
              <table:table-cell office:value-type="float" office:value="146927">
                <text:p>146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205">
                <text:p>223205</text:p>
              </table:table-cell>
              <table:table-cell office:value-type="float" office:value="142868">
                <text:p>142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3004">
                <text:p>223004</text:p>
              </table:table-cell>
              <table:table-cell office:value-type="float" office:value="139493">
                <text:p>139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0737">
                <text:p>220737</text:p>
              </table:table-cell>
              <table:table-cell office:value-type="float" office:value="133697">
                <text:p>133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2381">
                <text:p>222381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4865">
                <text:p>848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2">
                <text:p>1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30">
                <text:p>103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908">
                <text:p>41908</text:p>
              </table:table-cell>
              <table:table-cell office:value-type="float" office:value="124654">
                <text:p>1246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5524">
                <text:p>275524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961">
                <text:p>279961</text:p>
              </table:table-cell>
              <table:table-cell office:value-type="float" office:value="132202">
                <text:p>132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1493">
                <text:p>281493</text:p>
              </table:table-cell>
              <table:table-cell office:value-type="float" office:value="124793">
                <text:p>124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2452">
                <text:p>282452</text:p>
              </table:table-cell>
              <table:table-cell office:value-type="float" office:value="146037">
                <text:p>146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4915">
                <text:p>264915</text:p>
              </table:table-cell>
              <table:table-cell office:value-type="float" office:value="127431">
                <text:p>127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9761">
                <text:p>259761</text:p>
              </table:table-cell>
              <table:table-cell office:value-type="float" office:value="121589">
                <text:p>121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2082">
                <text:p>262082</text:p>
              </table:table-cell>
              <table:table-cell office:value-type="float" office:value="137440">
                <text:p>1374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653">
                <text:p>258653</text:p>
              </table:table-cell>
              <table:table-cell office:value-type="float" office:value="132069">
                <text:p>1320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7957">
                <text:p>257957</text:p>
              </table:table-cell>
              <table:table-cell office:value-type="float" office:value="125598">
                <text:p>1255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1797">
                <text:p>261797</text:p>
              </table:table-cell>
              <table:table-cell office:value-type="float" office:value="145584">
                <text:p>1455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142">
                <text:p>103142</text:p>
              </table:table-cell>
              <table:table-cell office:value-type="float" office:value="131036">
                <text:p>13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">
                <text:p>66</text:p>
              </table:table-cell>
              <table:table-cell office:value-type="float" office:value="137722">
                <text:p>137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">
                <text:p>60</text:p>
              </table:table-cell>
              <table:table-cell office:value-type="float" office:value="131882">
                <text:p>1318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">
                <text:p>6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7">
                <text:p>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">
                <text:p>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">
                <text:p>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15">
                <text:p>261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160">
                <text:p>731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226">
                <text:p>31422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5535">
                <text:p>295535</text:p>
              </table:table-cell>
              <table:table-cell office:value-type="float" office:value="6698">
                <text:p>66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2554">
                <text:p>282554</text:p>
              </table:table-cell>
              <table:table-cell office:value-type="float" office:value="92417">
                <text:p>924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2433">
                <text:p>282433</text:p>
              </table:table-cell>
              <table:table-cell office:value-type="float" office:value="146666">
                <text:p>146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2269">
                <text:p>282269</text:p>
              </table:table-cell>
              <table:table-cell office:value-type="float" office:value="153326">
                <text:p>1533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99">
                <text:p>22899</text:p>
              </table:table-cell>
              <table:table-cell office:value-type="float" office:value="119115">
                <text:p>11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53697">
                <text:p>153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">
                <text:p>63</text:p>
              </table:table-cell>
              <table:table-cell office:value-type="float" office:value="165926">
                <text:p>1659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">
                <text:p>74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">
                <text:p>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2">
                <text:p>7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">
                <text:p>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57">
                <text:p>94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024">
                <text:p>1550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0379">
                <text:p>32037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5571">
                <text:p>315571</text:p>
              </table:table-cell>
              <table:table-cell office:value-type="float" office:value="6243">
                <text:p>6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3660">
                <text:p>93660</text:p>
              </table:table-cell>
              <table:table-cell office:value-type="float" office:value="57694">
                <text:p>57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">
                <text:p>60</text:p>
              </table:table-cell>
              <table:table-cell office:value-type="float" office:value="226755">
                <text:p>226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107442">
                <text:p>107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">
                <text:p>61</text:p>
              </table:table-cell>
              <table:table-cell office:value-type="float" office:value="82355">
                <text:p>823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">
                <text:p>6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">
                <text:p>6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1">
                <text:p>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8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">
                <text:p>7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7">
                <text:p>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">
                <text:p>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">
                <text:p>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500">
                <text:p>85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4803">
                <text:p>1448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1925">
                <text:p>361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782">
                <text:p>857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">
                <text:p>5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">
                <text:p>70</text:p>
              </table:table-cell>
              <table:table-cell office:value-type="float" office:value="177214">
                <text:p>1772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5">
                <text:p>65</text:p>
              </table:table-cell>
              <table:table-cell office:value-type="float" office:value="146526">
                <text:p>1465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">
                <text:p>6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">
                <text:p>5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29">
                <text:p>1842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2518">
                <text:p>2325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770">
                <text:p>2597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48664">
                <text:p>486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9">
                <text:p>69</text:p>
              </table:table-cell>
              <table:table-cell office:value-type="float" office:value="254230">
                <text:p>2542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">
                <text:p>74</text:p>
              </table:table-cell>
              <table:table-cell office:value-type="float" office:value="70038">
                <text:p>70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">
                <text:p>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5">
                <text:p>1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">
                <text:p>7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7">
                <text:p>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">
                <text:p>6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6585">
                <text:p>865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7543">
                <text:p>3275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2679">
                <text:p>82679</text:p>
              </table:table-cell>
              <table:table-cell office:value-type="float" office:value="30931">
                <text:p>309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">
                <text:p>67</text:p>
              </table:table-cell>
              <table:table-cell office:value-type="float" office:value="194469">
                <text:p>1944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">
                <text:p>72</text:p>
              </table:table-cell>
              <table:table-cell office:value-type="float" office:value="158245">
                <text:p>1582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4">
                <text:p>64</text:p>
              </table:table-cell>
              <table:table-cell office:value-type="float" office:value="40505">
                <text:p>405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6">
                <text:p>6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">
                <text:p>1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">
                <text:p>7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1418">
                <text:p>12141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331">
                <text:p>4253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069">
                <text:p>11006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4">
                <text:p>74</text:p>
              </table:table-cell>
              <table:table-cell office:value-type="float" office:value="216457">
                <text:p>2164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">
                <text:p>62</text:p>
              </table:table-cell>
              <table:table-cell office:value-type="float" office:value="306866">
                <text:p>3068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">
                <text:p>6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8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">
                <text:p>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5">
                <text:p>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4">
                <text:p>7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3152">
                <text:p>25315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198">
                <text:p>6031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0769">
                <text:p>1207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">
                <text:p>58</text:p>
              </table:table-cell>
              <table:table-cell office:value-type="float" office:value="156808">
                <text:p>15680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8">
                <text:p>68</text:p>
              </table:table-cell>
              <table:table-cell office:value-type="float" office:value="7194258">
                <text:p>71942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">
                <text:p>6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">
                <text:p>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3">
                <text:p>1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">
                <text:p>6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41721">
                <text:p>6417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35070">
                <text:p>10350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1615">
                <text:p>1716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">
                <text:p>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8185">
                <text:p>69818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21184">
                <text:p>18211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11935">
                <text:p>19119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73762">
                <text:p>29737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49776">
                <text:p>27497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6401">
                <text:p>20264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00630">
                <text:p>560063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